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Pictures/100000000000066000000396B33B340CC08E6F6F.jpg" manifest:media-type="image/jpeg"/>
  <manifest:file-entry manifest:full-path="Pictures/100000000000066000000396A71EC4594C066A02.jpg" manifest:media-type="image/jpeg"/>
  <manifest:file-entry manifest:full-path="Pictures/10000000000006600000039640551E3876F25060.jpg" manifest:media-type="image/jpeg"/>
  <manifest:file-entry manifest:full-path="Pictures/10000000000001D9000000F16103FF80AF725A02.jpg" manifest:media-type="image/jpeg"/>
  <manifest:file-entry manifest:full-path="Pictures/100000000000031A00000463E1BAFB1FBD84F163.jpg" manifest:media-type="image/jpeg"/>
  <manifest:file-entry manifest:full-path="Pictures/10000000000004630000031A076893169456A0F4.jpg" manifest:media-type="image/jpeg"/>
  <manifest:file-entry manifest:full-path="Pictures/10000000000004630000031AC506A94926EBCBA5.jpg" manifest:media-type="image/jpeg"/>
  <manifest:file-entry manifest:full-path="Pictures/10000000000004630000031A87F91E04BDF6EDF7.jpg" manifest:media-type="image/jpeg"/>
  <manifest:file-entry manifest:full-path="Pictures/1000000000000219000001922CC1FB5B3F3B07EC.png" manifest:media-type="image/png"/>
  <manifest:file-entry manifest:full-path="Pictures/10000000000004630000031A80985094B25B79A8.jpg" manifest:media-type="image/jpeg"/>
  <manifest:file-entry manifest:full-path="Pictures/10000000000004630000031A9555CA8609DA7408.jpg" manifest:media-type="image/jpeg"/>
  <manifest:file-entry manifest:full-path="Pictures/10000000000001D9000000F14CE8829BEFB31138.jpg" manifest:media-type="image/jpeg"/>
  <manifest:file-entry manifest:full-path="Pictures/1000000000000350000001A464E205EE4D99151F.png" manifest:media-type="image/png"/>
  <manifest:file-entry manifest:full-path="Pictures/10000000000004F6000002828F28FC00BBD57ADB.png" manifest:media-type="image/png"/>
  <manifest:file-entry manifest:full-path="Pictures/10000000000002A4000000FB0FCBA165A361F94E.png" manifest:media-type="image/png"/>
  <manifest:file-entry manifest:full-path="settings.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17"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9" manifest:media-type=""/>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8" manifest:media-type=""/>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meta.xml" manifest:media-type="text/xml"/>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manifest.rdf" manifest:media-type="application/rdf+xml"/>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fo:keep-with-next="alway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fo:keep-with-next="alway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P4" style:family="paragraph" style:parent-style-name="Text_20_body">
      <style:text-properties officeooo:rsid="003887e0" officeooo:paragraph-rsid="003887e0"/>
    </style:style>
    <style:style style:name="P5" style:family="paragraph" style:parent-style-name="Text_20_body">
      <style:text-properties officeooo:paragraph-rsid="003c6986"/>
    </style:style>
    <style:style style:name="P6" style:family="paragraph" style:parent-style-name="Text_20_body">
      <style:paragraph-properties fo:text-align="justify" style:justify-single-word="false"/>
      <style:text-properties officeooo:rsid="0043f19d" officeooo:paragraph-rsid="00453f32"/>
    </style:style>
    <style:style style:name="P7" style:family="paragraph" style:parent-style-name="Text_20_body">
      <style:paragraph-properties fo:text-align="justify" style:justify-single-word="false"/>
      <style:text-properties officeooo:rsid="00471697" officeooo:paragraph-rsid="00471697"/>
    </style:style>
    <style:style style:name="P8" style:family="paragraph" style:parent-style-name="Text_20_body">
      <style:paragraph-properties fo:text-align="justify" style:justify-single-word="false"/>
      <style:text-properties officeooo:rsid="00453f32" officeooo:paragraph-rsid="00453f32"/>
    </style:style>
    <style:style style:name="P9" style:family="paragraph" style:parent-style-name="Text_20_body">
      <style:paragraph-properties fo:text-align="justify" style:justify-single-word="false"/>
      <style:text-properties officeooo:rsid="00463f74" officeooo:paragraph-rsid="00463f74"/>
    </style:style>
    <style:style style:name="P10" style:family="paragraph" style:parent-style-name="Text_20_body">
      <style:text-properties officeooo:rsid="0048b773" officeooo:paragraph-rsid="0048b773"/>
    </style:style>
    <style:style style:name="P11" style:family="paragraph" style:parent-style-name="Text_20_body">
      <style:text-properties officeooo:rsid="004e3c34" officeooo:paragraph-rsid="004e3c34"/>
    </style:style>
    <style:style style:name="P12" style:family="paragraph" style:parent-style-name="Text_20_body">
      <style:text-properties officeooo:rsid="00568add" officeooo:paragraph-rsid="00568add"/>
    </style:style>
    <style:style style:name="P13" style:family="paragraph" style:parent-style-name="Text_20_body">
      <style:text-properties officeooo:rsid="00568add" officeooo:paragraph-rsid="006bc98f"/>
    </style:style>
    <style:style style:name="P14" style:family="paragraph" style:parent-style-name="Text_20_body">
      <style:text-properties officeooo:rsid="00570755" officeooo:paragraph-rsid="00570755"/>
    </style:style>
    <style:style style:name="P15" style:family="paragraph" style:parent-style-name="Text_20_body">
      <style:text-properties officeooo:rsid="005abc40" officeooo:paragraph-rsid="005abc40"/>
    </style:style>
    <style:style style:name="P16" style:family="paragraph" style:parent-style-name="Text_20_body">
      <style:text-properties officeooo:rsid="005abc40" officeooo:paragraph-rsid="0070909e"/>
    </style:style>
    <style:style style:name="P17" style:family="paragraph" style:parent-style-name="Text_20_body">
      <style:text-properties officeooo:rsid="005b485f" officeooo:paragraph-rsid="005b485f"/>
    </style:style>
    <style:style style:name="P18" style:family="paragraph" style:parent-style-name="Text_20_body">
      <style:text-properties officeooo:rsid="005c497f" officeooo:paragraph-rsid="005c497f"/>
    </style:style>
    <style:style style:name="P19" style:family="paragraph" style:parent-style-name="Text_20_body">
      <style:text-properties officeooo:rsid="00603deb" officeooo:paragraph-rsid="00603deb"/>
    </style:style>
    <style:style style:name="P20" style:family="paragraph" style:parent-style-name="Text_20_body">
      <style:text-properties officeooo:rsid="002578c1" officeooo:paragraph-rsid="002578c1"/>
    </style:style>
    <style:style style:name="P21" style:family="paragraph" style:parent-style-name="Text_20_body">
      <style:text-properties officeooo:rsid="004f6b6a" officeooo:paragraph-rsid="004f6b6a"/>
    </style:style>
    <style:style style:name="P22" style:family="paragraph" style:parent-style-name="Text_20_body">
      <style:text-properties officeooo:rsid="0053df6e" officeooo:paragraph-rsid="0053df6e"/>
    </style:style>
    <style:style style:name="P23" style:family="paragraph" style:parent-style-name="Text_20_body">
      <style:text-properties officeooo:rsid="0058a33a" officeooo:paragraph-rsid="0058a33a"/>
    </style:style>
    <style:style style:name="P24" style:family="paragraph" style:parent-style-name="Text_20_body">
      <style:text-properties officeooo:rsid="005a5c2c" officeooo:paragraph-rsid="005a5c2c"/>
    </style:style>
    <style:style style:name="P25" style:family="paragraph" style:parent-style-name="Text_20_body">
      <style:text-properties officeooo:rsid="006118b3" officeooo:paragraph-rsid="006118b3"/>
    </style:style>
    <style:style style:name="P26" style:family="paragraph" style:parent-style-name="Text_20_body">
      <style:text-properties officeooo:rsid="0061a38f" officeooo:paragraph-rsid="0061a38f"/>
    </style:style>
    <style:style style:name="P27" style:family="paragraph" style:parent-style-name="Text_20_body">
      <style:text-properties officeooo:rsid="00648841" officeooo:paragraph-rsid="00648841"/>
    </style:style>
    <style:style style:name="P28" style:family="paragraph" style:parent-style-name="Text_20_body">
      <style:text-properties officeooo:rsid="0064fe99" officeooo:paragraph-rsid="0064fe99"/>
    </style:style>
    <style:style style:name="P29" style:family="paragraph" style:parent-style-name="Text_20_body">
      <style:text-properties officeooo:paragraph-rsid="002ab173"/>
    </style:style>
    <style:style style:name="P30" style:family="paragraph" style:parent-style-name="Text_20_body">
      <style:text-properties style:text-position="0% 100%" officeooo:rsid="005a5c2c" officeooo:paragraph-rsid="005a5c2c"/>
    </style:style>
    <style:style style:name="P31" style:family="paragraph" style:parent-style-name="Text_20_body">
      <style:text-properties style:text-position="0% 100%" officeooo:rsid="006d7b1e" officeooo:paragraph-rsid="006d7b1e"/>
    </style:style>
    <style:style style:name="P32" style:family="paragraph" style:parent-style-name="Text_20_body">
      <style:text-properties style:text-position="0% 100%" officeooo:rsid="0079fd3d" officeooo:paragraph-rsid="0079fd3d"/>
    </style:style>
    <style:style style:name="P33" style:family="paragraph" style:parent-style-name="Text_20_body">
      <style:text-properties style:text-position="0% 100%" officeooo:rsid="00781390" officeooo:paragraph-rsid="00781390"/>
    </style:style>
    <style:style style:name="P34" style:family="paragraph" style:parent-style-name="Text_20_body">
      <style:text-properties officeooo:rsid="00775d14" officeooo:paragraph-rsid="00775d14"/>
    </style:style>
    <style:style style:name="P35" style:family="paragraph" style:parent-style-name="Text_20_body">
      <style:text-properties officeooo:rsid="007779e3" officeooo:paragraph-rsid="007779e3"/>
    </style:style>
    <style:style style:name="P36" style:family="paragraph" style:parent-style-name="Text_20_body">
      <style:text-properties officeooo:rsid="007a379d" officeooo:paragraph-rsid="007a379d"/>
    </style:style>
    <style:style style:name="P37" style:family="paragraph" style:parent-style-name="Text_20_body">
      <style:text-properties officeooo:paragraph-rsid="002c7593"/>
    </style:style>
    <style:style style:name="P38" style:family="paragraph" style:parent-style-name="Text_20_body">
      <style:text-properties officeooo:rsid="007b2eac" officeooo:paragraph-rsid="007b2eac"/>
    </style:style>
    <style:style style:name="P39" style:family="paragraph" style:parent-style-name="Text_20_body">
      <style:text-properties officeooo:rsid="007e9697" officeooo:paragraph-rsid="007e9697"/>
    </style:style>
    <style:style style:name="P40" style:family="paragraph" style:parent-style-name="Text_20_body">
      <style:text-properties officeooo:rsid="0036a4ce" officeooo:paragraph-rsid="00867089"/>
    </style:style>
    <style:style style:name="P41" style:family="paragraph" style:parent-style-name="Text_20_body">
      <style:text-properties officeooo:rsid="00867089" officeooo:paragraph-rsid="00867089"/>
    </style:style>
    <style:style style:name="P42" style:family="paragraph" style:parent-style-name="Table_20_index_20_heading">
      <style:paragraph-properties fo:break-before="page"/>
    </style:style>
    <style:style style:name="P43" style:family="paragraph" style:parent-style-name="Heading">
      <style:paragraph-properties fo:break-before="page"/>
      <style:text-properties officeooo:rsid="002578c1" officeooo:paragraph-rsid="002578c1"/>
    </style:style>
    <style:style style:name="P44" style:family="paragraph" style:parent-style-name="Text_20_body">
      <style:paragraph-properties fo:break-before="page"/>
      <style:text-properties officeooo:paragraph-rsid="001db08a"/>
    </style:style>
    <style:style style:name="P45" style:family="paragraph" style:parent-style-name="Contents_20_Heading">
      <style:paragraph-properties fo:break-before="page"/>
    </style:style>
    <style:style style:name="P46" style:family="paragraph" style:parent-style-name="Table_20_Contents">
      <style:text-properties officeooo:rsid="004f6b6a" officeooo:paragraph-rsid="004f6b6a"/>
    </style:style>
    <style:style style:name="P47" style:family="paragraph" style:parent-style-name="Table_20_Contents">
      <style:text-properties officeooo:rsid="0053df6e" officeooo:paragraph-rsid="0053df6e"/>
    </style:style>
    <style:style style:name="P48" style:family="paragraph" style:parent-style-name="Table_20_Contents">
      <style:text-properties style:font-name="Liberation Serif1" officeooo:rsid="0053df6e" officeooo:paragraph-rsid="0053df6e"/>
    </style:style>
    <style:style style:name="P49" style:family="paragraph" style:parent-style-name="Table_20_Contents">
      <style:text-properties officeooo:rsid="0053ffba" officeooo:paragraph-rsid="0053ffba"/>
    </style:style>
    <style:style style:name="P50" style:family="paragraph" style:parent-style-name="Table_20_Contents">
      <style:text-properties officeooo:rsid="005c497f" officeooo:paragraph-rsid="005c497f"/>
    </style:style>
    <style:style style:name="P51" style:family="paragraph" style:parent-style-name="Table_20_Contents">
      <style:paragraph-properties fo:text-align="start" style:justify-single-word="false"/>
      <style:text-properties style:font-name="Arial"/>
    </style:style>
    <style:style style:name="P52" style:family="paragraph" style:parent-style-name="Table_20_Contents">
      <style:paragraph-properties fo:text-align="start" style:justify-single-word="false"/>
      <style:text-properties style:font-name="Arial" officeooo:rsid="007cbdd3" officeooo:paragraph-rsid="007cbdd3"/>
    </style:style>
    <style:style style:name="P53" style:family="paragraph" style:parent-style-name="Table_20_Contents">
      <style:paragraph-properties fo:text-align="start" style:justify-single-word="false"/>
      <style:text-properties style:font-name="Arial" officeooo:rsid="007e9697" officeooo:paragraph-rsid="007e9697"/>
    </style:style>
    <style:style style:name="P54" style:family="paragraph" style:parent-style-name="Standard">
      <style:paragraph-properties fo:text-align="center" style:justify-single-word="false"/>
      <style:text-properties fo:font-size="14pt" fo:font-weight="bold" officeooo:paragraph-rsid="002578c1" style:font-size-asian="14pt" style:font-weight-asian="bold"/>
    </style:style>
    <style:style style:name="P55" style:family="paragraph" style:parent-style-name="Standard">
      <style:text-properties fo:font-size="14pt" fo:font-weight="bold" officeooo:paragraph-rsid="002578c1" style:font-size-asian="14pt" style:font-weight-asian="bold" style:font-size-complex="12pt"/>
    </style:style>
    <style:style style:name="P56" style:family="paragraph" style:parent-style-name="Standard">
      <style:text-properties fo:font-size="14pt" fo:language="de" fo:country="DE" fo:font-weight="bold" officeooo:paragraph-rsid="002578c1" style:font-size-asian="14pt" style:font-weight-asian="bold" style:font-size-complex="12pt"/>
    </style:style>
    <style:style style:name="P57" style:family="paragraph" style:parent-style-name="Standard">
      <style:text-properties fo:font-weight="bold" officeooo:paragraph-rsid="002578c1" style:font-weight-asian="bold" style:font-size-complex="12pt" style:font-weight-complex="bold"/>
    </style:style>
    <style:style style:name="P58" style:family="paragraph" style:parent-style-name="Standard">
      <style:paragraph-properties fo:text-align="center" style:justify-single-word="false"/>
      <style:text-properties fo:font-weight="bold" officeooo:paragraph-rsid="002578c1" style:font-weight-asian="bold" style:font-size-complex="12pt" style:font-weight-complex="bold"/>
    </style:style>
    <style:style style:name="P59" style:family="paragraph" style:parent-style-name="Standard">
      <style:paragraph-properties fo:text-align="center" style:justify-single-word="false"/>
      <style:text-properties fo:font-size="24pt" fo:font-weight="bold" officeooo:paragraph-rsid="002578c1" style:font-size-asian="24pt" style:font-weight-asian="bold" style:font-size-complex="24pt"/>
    </style:style>
    <style:style style:name="P60" style:family="paragraph" style:parent-style-name="Standard">
      <style:paragraph-properties fo:text-align="center" style:justify-single-word="false"/>
      <style:text-properties officeooo:paragraph-rsid="002578c1" style:font-size-complex="12pt"/>
    </style:style>
    <style:style style:name="P61" style:family="paragraph" style:parent-style-name="Standard">
      <style:text-properties officeooo:paragraph-rsid="002578c1" style:font-size-complex="12pt"/>
    </style:style>
    <style:style style:name="P62" style:family="paragraph" style:parent-style-name="Standard">
      <style:paragraph-properties fo:margin-left="0.4917in" fo:margin-right="0in" fo:text-indent="0.4917in" style:auto-text-indent="false"/>
      <style:text-properties officeooo:paragraph-rsid="002578c1" style:font-size-complex="12pt"/>
    </style:style>
    <style:style style:name="P63" style:family="paragraph" style:parent-style-name="Standard">
      <style:paragraph-properties fo:margin-left="0.4917in" fo:margin-right="0in" fo:line-height="100%" fo:text-align="start" style:justify-single-word="false" fo:text-indent="0.4917in" style:auto-text-indent="false"/>
      <style:text-properties officeooo:paragraph-rsid="002578c1" style:font-size-complex="12pt"/>
    </style:style>
    <style:style style:name="P64" style:family="paragraph" style:parent-style-name="Heading">
      <style:text-properties officeooo:rsid="002578c1" officeooo:paragraph-rsid="002578c1"/>
    </style:style>
    <style:style style:name="P65" style:family="paragraph" style:parent-style-name="Contents_20_1">
      <style:paragraph-properties>
        <style:tab-stops>
          <style:tab-stop style:position="6.6929in" style:type="right" style:leader-style="dotted" style:leader-text="."/>
        </style:tab-stops>
      </style:paragraph-properties>
    </style:style>
    <style:style style:name="P66" style:family="paragraph" style:parent-style-name="Contents_20_2">
      <style:paragraph-properties>
        <style:tab-stops>
          <style:tab-stop style:position="6.4965in" style:type="right" style:leader-style="dotted" style:leader-text="."/>
        </style:tab-stops>
      </style:paragraph-properties>
    </style:style>
    <style:style style:name="P67" style:family="paragraph" style:parent-style-name="Contents_20_3">
      <style:paragraph-properties>
        <style:tab-stops>
          <style:tab-stop style:position="6.3in" style:type="right" style:leader-style="dotted" style:leader-text="."/>
        </style:tab-stops>
      </style:paragraph-properties>
    </style:style>
    <style:style style:name="P68" style:family="paragraph" style:parent-style-name="Text_20_body">
      <style:text-properties officeooo:paragraph-rsid="008b1326"/>
    </style:style>
    <style:style style:name="P69" style:family="paragraph" style:parent-style-name="Text_20_body">
      <style:text-properties officeooo:rsid="008b1326" officeooo:paragraph-rsid="008b1326"/>
    </style:style>
    <style:style style:name="P70" style:family="paragraph" style:parent-style-name="Text_20_body">
      <style:text-properties officeooo:rsid="008416d5" officeooo:paragraph-rsid="008416d5"/>
    </style:style>
    <style:style style:name="P71" style:family="paragraph" style:parent-style-name="Text_20_body">
      <style:text-properties style:font-name="Arial" officeooo:paragraph-rsid="003e7eee"/>
    </style:style>
    <style:style style:name="P72" style:family="paragraph" style:parent-style-name="Heading_20_1">
      <style:text-properties officeooo:rsid="002ab173" officeooo:paragraph-rsid="002ab173"/>
    </style:style>
    <style:style style:name="P73" style:family="paragraph" style:parent-style-name="Heading_20_1">
      <style:text-properties officeooo:rsid="001db08a" officeooo:paragraph-rsid="0023a25d"/>
    </style:style>
    <style:style style:name="P74" style:family="paragraph" style:parent-style-name="Heading_20_1">
      <style:text-properties officeooo:rsid="001db08a" officeooo:paragraph-rsid="001db08a"/>
    </style:style>
    <style:style style:name="P75" style:family="paragraph" style:parent-style-name="Heading_20_1">
      <style:paragraph-properties fo:break-before="page"/>
    </style:style>
    <style:style style:name="P76" style:family="paragraph" style:parent-style-name="Heading_20_1">
      <style:paragraph-properties fo:break-before="page"/>
      <style:text-properties officeooo:rsid="001db08a" officeooo:paragraph-rsid="001db08a"/>
    </style:style>
    <style:style style:name="P77" style:family="paragraph" style:parent-style-name="Heading_20_2">
      <style:text-properties officeooo:rsid="0043f19d" officeooo:paragraph-rsid="0043f19d"/>
    </style:style>
    <style:style style:name="P78" style:family="paragraph" style:parent-style-name="Heading_20_2">
      <style:text-properties officeooo:rsid="001db08a" officeooo:paragraph-rsid="001db08a"/>
    </style:style>
    <style:style style:name="P79" style:family="paragraph" style:parent-style-name="Heading_20_2">
      <style:text-properties officeooo:rsid="002c7593" officeooo:paragraph-rsid="002c7593"/>
    </style:style>
    <style:style style:name="P80" style:family="paragraph" style:parent-style-name="Heading_20_2">
      <style:text-properties officeooo:rsid="002df6bc" officeooo:paragraph-rsid="002df6bc"/>
    </style:style>
    <style:style style:name="P81" style:family="paragraph" style:parent-style-name="Heading_20_2">
      <style:text-properties officeooo:rsid="0033efe0" officeooo:paragraph-rsid="0033efe0"/>
    </style:style>
    <style:style style:name="P82" style:family="paragraph" style:parent-style-name="Heading_20_2">
      <style:text-properties officeooo:rsid="002f6c48" officeooo:paragraph-rsid="002f6c48"/>
    </style:style>
    <style:style style:name="P83" style:family="paragraph" style:parent-style-name="Heading_20_3">
      <style:text-properties officeooo:paragraph-rsid="0087ee9a"/>
    </style:style>
    <style:style style:name="P84" style:family="paragraph" style:parent-style-name="Heading_20_3">
      <style:text-properties officeooo:paragraph-rsid="00463f74"/>
    </style:style>
    <style:style style:name="P85" style:family="paragraph" style:parent-style-name="Heading_20_3">
      <style:text-properties officeooo:rsid="001db08a" officeooo:paragraph-rsid="001db08a"/>
    </style:style>
    <style:style style:name="P86" style:family="paragraph" style:parent-style-name="Heading_20_3">
      <style:text-properties officeooo:paragraph-rsid="00233134"/>
    </style:style>
    <style:style style:name="P87" style:family="paragraph" style:parent-style-name="Heading_20_3">
      <style:text-properties officeooo:rsid="005b485f" officeooo:paragraph-rsid="005b485f"/>
    </style:style>
    <style:style style:name="P88" style:family="paragraph" style:parent-style-name="Heading_20_3">
      <style:text-properties officeooo:rsid="00603deb" officeooo:paragraph-rsid="00603deb"/>
    </style:style>
    <style:style style:name="P89" style:family="paragraph" style:parent-style-name="Heading_20_3">
      <style:text-properties officeooo:rsid="002c7593" officeooo:paragraph-rsid="002c7593"/>
    </style:style>
    <style:style style:name="P90" style:family="paragraph">
      <loext:graphic-properties draw:fill="none" draw:fill-color="#ffffff"/>
    </style:style>
    <style:style style:name="T1" style:family="text">
      <style:text-properties officeooo:rsid="002c7593"/>
    </style:style>
    <style:style style:name="T2" style:family="text">
      <style:text-properties fo:language="de" fo:country="DE" officeooo:rsid="005c497f"/>
    </style:style>
    <style:style style:name="T3" style:family="text">
      <style:text-properties fo:font-variant="normal" fo:text-transform="none" fo:color="#000000" style:font-name="Liberation Serif" fo:font-size="12pt" fo:letter-spacing="normal" fo:font-style="normal" fo:font-weight="normal" officeooo:rsid="003d9422" style:font-size-asian="12pt" style:font-size-complex="12pt"/>
    </style:style>
    <style:style style:name="T4" style:family="text">
      <style:text-properties fo:font-variant="normal" fo:text-transform="none" fo:color="#000000" style:font-name="Liberation Serif" fo:font-size="12pt" fo:letter-spacing="normal" fo:font-style="normal" fo:font-weight="normal" officeooo:rsid="003f07b0" style:font-size-asian="12pt" style:font-size-complex="12pt"/>
    </style:style>
    <style:style style:name="T5" style:family="text">
      <style:text-properties fo:font-variant="normal" fo:text-transform="none" fo:color="#000000" style:font-name="Liberation Serif" fo:font-size="12pt" fo:letter-spacing="normal" fo:font-style="normal" fo:font-weight="normal" officeooo:rsid="00421372"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858f06" style:font-size-asian="12pt" style:font-size-complex="12pt"/>
    </style:style>
    <style:style style:name="T7" style:family="text">
      <style:text-properties fo:font-variant="normal" fo:text-transform="none" fo:color="#000000" style:font-name="Liberation Serif" fo:font-size="12pt" fo:letter-spacing="normal" fo:font-style="normal" fo:font-weight="normal" officeooo:rsid="003e7eee" style:font-size-asian="12pt" style:font-size-complex="12pt"/>
    </style:style>
    <style:style style:name="T8" style:family="text">
      <style:text-properties fo:font-variant="normal" fo:text-transform="none" fo:color="#000000" style:font-name="Liberation Serif" fo:font-size="12pt" fo:letter-spacing="normal" fo:font-style="normal" fo:font-weight="normal" officeooo:rsid="0087ee9a" style:font-size-asian="12pt" style:font-size-complex="12pt"/>
    </style:style>
    <style:style style:name="T9" style:family="text">
      <style:text-properties fo:font-variant="normal" fo:text-transform="none" fo:color="#000000" style:font-name="Arial" fo:font-size="12pt" fo:letter-spacing="normal" fo:font-style="normal" fo:font-weight="normal" style:font-size-asian="12pt" style:font-weight-asian="normal" style:font-size-complex="12pt" style:font-weight-complex="normal"/>
    </style:style>
    <style:style style:name="T10" style:family="text">
      <style:text-properties fo:font-variant="normal" fo:text-transform="none" fo:color="#000000" style:font-name="Arial" fo:font-size="12pt" fo:letter-spacing="normal" fo:font-style="normal" fo:font-weight="normal" officeooo:rsid="003d9422" style:font-size-asian="12pt" style:font-size-complex="12pt"/>
    </style:style>
    <style:style style:name="T11" style:family="text">
      <style:text-properties fo:font-variant="normal" fo:text-transform="none" fo:color="#000000" style:font-name="Arial" fo:font-size="12pt" fo:letter-spacing="normal" fo:font-style="normal" fo:font-weight="normal" officeooo:rsid="00858f06" style:font-size-asian="12pt" style:font-size-complex="12pt"/>
    </style:style>
    <style:style style:name="T12" style:family="text">
      <style:text-properties fo:font-variant="normal" fo:text-transform="none" fo:color="#000000" style:font-name="Arial" fo:font-size="12pt" fo:letter-spacing="normal" fo:font-style="italic" fo:font-weight="normal" officeooo:rsid="008b1326" style:font-size-asian="12pt" style:font-size-complex="12pt"/>
    </style:style>
    <style:style style:name="T13" style:family="text">
      <style:text-properties fo:font-variant="normal" fo:text-transform="none" fo:color="#000000" fo:font-size="12pt" fo:letter-spacing="normal" fo:font-style="normal" fo:font-weight="normal" officeooo:rsid="003d9422" style:font-size-asian="12pt" style:font-size-complex="12pt"/>
    </style:style>
    <style:style style:name="T14" style:family="text">
      <style:text-properties fo:font-variant="normal" fo:text-transform="none" fo:color="#000000" fo:font-size="12pt" fo:letter-spacing="normal" fo:font-style="normal" fo:font-weight="normal" officeooo:rsid="003e7eee" style:font-size-asian="12pt" style:font-size-complex="12pt"/>
    </style:style>
    <style:style style:name="T15" style:family="text">
      <style:text-properties fo:font-variant="normal" fo:text-transform="none" fo:color="#000000" fo:font-size="12pt" fo:letter-spacing="normal" fo:font-style="normal" fo:font-weight="normal" officeooo:rsid="003f07b0" style:font-size-asian="12pt" style:font-size-complex="12pt"/>
    </style:style>
    <style:style style:name="T16" style:family="text">
      <style:text-properties fo:font-variant="normal" fo:text-transform="none" fo:color="#000000" fo:font-size="12pt" fo:letter-spacing="normal" fo:font-style="normal" fo:font-weight="normal" officeooo:rsid="00421372" style:font-size-asian="12pt" style:font-size-complex="12pt"/>
    </style:style>
    <style:style style:name="T17" style:family="text">
      <style:text-properties fo:font-variant="normal" fo:text-transform="none" fo:color="#000000" fo:font-size="12pt" fo:letter-spacing="normal" fo:font-style="normal" fo:font-weight="normal" officeooo:rsid="0087ee9a" style:font-size-asian="12pt" style:font-size-complex="12pt"/>
    </style:style>
    <style:style style:name="T18" style:family="text">
      <style:text-properties officeooo:rsid="0043f19d"/>
    </style:style>
    <style:style style:name="T19" style:family="text">
      <style:text-properties officeooo:rsid="00453f32"/>
    </style:style>
    <style:style style:name="T20" style:family="text">
      <style:text-properties officeooo:rsid="0045850f"/>
    </style:style>
    <style:style style:name="T21" style:family="text">
      <style:text-properties style:text-position="sub 58%"/>
    </style:style>
    <style:style style:name="T22" style:family="text">
      <style:text-properties style:text-position="sub 58%" officeooo:rsid="006d7b1e"/>
    </style:style>
    <style:style style:name="T23" style:family="text">
      <style:text-properties style:text-position="sub 58%" officeooo:rsid="00781390"/>
    </style:style>
    <style:style style:name="T24" style:family="text">
      <style:text-properties officeooo:rsid="0053ffba"/>
    </style:style>
    <style:style style:name="T25" style:family="text">
      <style:text-properties style:text-position="0% 100%"/>
    </style:style>
    <style:style style:name="T26" style:family="text">
      <style:text-properties style:text-position="0% 100%" officeooo:rsid="006961d9"/>
    </style:style>
    <style:style style:name="T27" style:family="text">
      <style:text-properties style:text-position="0% 100%" officeooo:rsid="006ace00"/>
    </style:style>
    <style:style style:name="T28" style:family="text">
      <style:text-properties style:text-position="0% 100%" officeooo:rsid="0072481d"/>
    </style:style>
    <style:style style:name="T29" style:family="text">
      <style:text-properties style:text-position="0% 100%" officeooo:rsid="00781390"/>
    </style:style>
    <style:style style:name="T30" style:family="text">
      <style:text-properties officeooo:rsid="005c497f"/>
    </style:style>
    <style:style style:name="T31" style:family="text">
      <style:text-properties officeooo:rsid="001db08a"/>
    </style:style>
    <style:style style:name="T32" style:family="text">
      <style:text-properties officeooo:rsid="003947fe"/>
    </style:style>
    <style:style style:name="T33" style:family="text">
      <style:text-properties officeooo:rsid="003a84f6"/>
    </style:style>
    <style:style style:name="T34" style:family="text">
      <style:text-properties officeooo:rsid="006118b3"/>
    </style:style>
    <style:style style:name="T35" style:family="text">
      <style:text-properties officeooo:rsid="00639c45"/>
    </style:style>
    <style:style style:name="T36" style:family="text">
      <style:text-properties officeooo:rsid="006bc98f"/>
    </style:style>
    <style:style style:name="T37" style:family="text">
      <style:text-properties officeooo:rsid="00781390"/>
    </style:style>
    <style:style style:name="T38" style:family="text">
      <style:text-properties officeooo:rsid="007cbdd3"/>
    </style:style>
    <style:style style:name="T39" style:family="text">
      <style:text-properties officeooo:rsid="007f3519"/>
    </style:style>
    <style:style style:name="T40" style:family="text">
      <style:text-properties officeooo:rsid="00812072"/>
    </style:style>
    <style:style style:name="T41" style:family="text">
      <style:text-properties officeooo:rsid="0084eec4"/>
    </style:style>
    <style:style style:name="T42" style:family="text">
      <style:text-properties officeooo:rsid="00858f06"/>
    </style:style>
    <style:style style:name="T43" style:family="text">
      <style:text-properties officeooo:rsid="0087ee9a"/>
    </style:style>
    <style:style style:name="T44" style:family="text">
      <style:text-properties fo:color="#000000"/>
    </style:style>
    <style:style style:name="T45" style:family="text">
      <style:text-properties fo:color="#000000" officeooo:rsid="0089f43e"/>
    </style:style>
    <style:style style:name="T46" style:family="text">
      <style:text-properties fo:color="#000000" officeooo:rsid="008b1326"/>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style style:name="fr4" style:family="graphic" style:parent-style-name="Graphics">
      <style:graphic-properties fo:margin-left="0in" fo:margin-right="0.0083in" fo:margin-top="0in" fo:margin-bottom="0.0016in" style:vertical-pos="from-top"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in" fo:margin-right="0in" fo:margin-top="0in" fo:margin-bottom="0in" style:run-through="foreground" style:wrap="none" style:vertical-pos="top" style:vertical-rel="paragraph-content"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paragraph-content" style:horizontal-pos="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style:style>
    <style:style style:name="fr7" style:family="graphic" style:parent-style-name="Formula">
      <style:graphic-properties style:vertical-pos="from-top" style:horizontal-pos="from-left" style:horizontal-rel="paragraph-content" draw:ole-draw-aspect="1"/>
    </style:style>
    <style:style style:name="fr8" style:family="graphic" style:parent-style-name="Formula">
      <style:graphic-properties fo:margin-left="0in" fo:margin-right="0in" fo:margin-top="0in" fo:margin-bottom="0in" style:run-through="foreground" style:wrap="none" style:vertical-pos="from-top" style:vertical-rel="paragraph" style:horizontal-pos="from-left" style:horizontal-rel="paragraph" fo:padding="0in" fo:border="none" style:shadow="none" draw:shadow-opacity="100%" draw:ole-draw-aspect="1"/>
    </style:style>
    <style:style style:name="fr9" style:family="graphic" style:parent-style-name="Formula">
      <style:graphic-properties style:vertical-pos="from-top" style:horizontal-pos="from-left" style:horizontal-rel="paragraph-content" fo:padding="0in" fo:border="none" draw:ole-draw-aspect="1"/>
    </style:style>
    <style:style style:name="Sect1" style:family="section">
      <style:section-properties style:editable="false">
        <style:columns fo:column-count="1" fo:column-gap="0in"/>
      </style:section-properties>
    </style:style>
    <style:style style:name="gr1" style:family="graphic">
      <style:graphic-properties draw:stroke="none" svg:stroke-color="#000000" draw:fill="none" draw:fill-color="#ffffff"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Abbildung"/>
        <text:sequence-decl text:display-outline-level="0" text:name="Tabelle"/>
        <text:sequence-decl text:display-outline-level="0" text:name="Gleichung"/>
      </text:sequence-decls>
      <text:p text:style-name="P54"/>
      <text:p text:style-name="P54"/>
      <text:p text:style-name="P54"/>
      <text:p text:style-name="P54"/>
      <text:p text:style-name="P54"/>
      <text:p text:style-name="P54"/>
      <text:p text:style-name="P54"/>
      <text:p text:style-name="P54">Simulation von autonomen Einparken mit dem Kleinroboter von Lego</text:p>
      <text:p text:style-name="P55"/>
      <text:p text:style-name="P55"/>
      <text:p text:style-name="P55"/>
      <text:p text:style-name="P55"/>
      <text:p text:style-name="P56"/>
      <text:p text:style-name="P55"/>
      <text:p text:style-name="P55"/>
      <text:p text:style-name="P57"/>
      <text:p text:style-name="P59">Studienarbeit</text:p>
      <text:p text:style-name="P58">5. und 6. Semester<text:tab/></text:p>
      <text:p text:style-name="P58"/>
      <text:p text:style-name="P58"/>
      <text:p text:style-name="P60">des Studiengangs Angewandte Informatik</text:p>
      <text:p text:style-name="P60">an der dualen Hochschule Baden-Württemberg in Karlsruhe</text:p>
      <text:p text:style-name="P60">von</text:p>
      <text:p text:style-name="P60"/>
      <text:p text:style-name="P60"/>
      <text:p text:style-name="P60"/>
      <text:p text:style-name="P60">Simon Franke</text:p>
      <text:p text:style-name="P60"/>
      <text:p text:style-name="P60">XX.XX.2016</text:p>
      <text:p text:style-name="P61"/>
      <text:p text:style-name="P61"/>
      <text:p text:style-name="P62">Bearbeitungszeitraum: <text:tab/>TBD</text:p>
      <text:p text:style-name="P62">Matrikelnummer: <text:tab/><text:tab/>5484393</text:p>
      <text:p text:style-name="P62">Kurs: <text:tab/><text:tab/><text:tab/><text:tab/>TINF13B2</text:p>
      <text:p text:style-name="P62">Ausbildungsfirma: <text:tab/><text:tab/>FILIADATA GmbH</text:p>
      <text:p text:style-name="P63">Betreuer:<text:tab/><text:tab/><text:tab/>Prof. H.-J. Haubner</text:p>
      <text:p text:style-name="P44"><draw:frame draw:style-name="fr4" draw:name="Grafik 44" text:anchor-type="as-char" svg:y="2.361in" svg:width="6.2209in" svg:height="3.1453in" draw:z-index="0"><draw:image xlink:href="Pictures/10000000000004F6000002828F28FC00BBD57ADB.png" xlink:type="simple" xlink:show="embed" xlink:actuate="onLoad"/><svg:desc>C:\Users\D0253800\Desktop\Bericht\Eigenständigkeitserklärung.png</svg:desc></draw:frame></text:p>
      <text:p text:style-name="P43"/>
      <text:p text:style-name="P64"/>
      <text:p text:style-name="P64"/>
      <text:p text:style-name="P64"/>
      <text:p text:style-name="P64"/>
      <text:p text:style-name="P64"/>
      <text:p text:style-name="P64"/>
      <text:p text:style-name="P64"/>
      <text:p text:style-name="P64"/>
      <text:p text:style-name="P64"/>
      <text:p text:style-name="P64">Zusammenfassung:</text:p>
      <text:p text:style-name="P20">In dieser vorliegenden Arbeit wird das Nachbilden eines autonomen Einparkverhaltens, auch genannt <text:span text:style-name="T42">Einparkassistent</text:span>, auf Modellebene mit einem Kleinroboter von Lego nachgebildet. Hierzu soll ein effizienter Algorithmus entwickelt werden, der anhand mathematischer Grundlagen einen idealen Einparkvorgang ermittelt. Im ersten Teil dieser Arbeit wird ein Überblick über theoretische Grundlagen gegeben. Diese werden im zweiten Teil genutzt, um die Durchführung zu beschreiben.</text:p>
      <text:p text:style-name="P20">Abstract:</text:p>
      <text:p text:style-name="P20"/>
      <text:p text:style-name="P20"/>
      <text:table-of-content text:style-name="Sect1" text:name="Table of Contents1">
        <text:table-of-content-source text:outline-level="10">
          <text:index-title-template text:style-name="Contents_20_Heading">Inhal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45">Inhalt</text:p>
          </text:index-title>
          <text:p text:style-name="P65"><text:a xlink:type="simple" xlink:href="#__RefHeading___Toc160_1920390947" text:style-name="Index_20_Link" text:visited-style-name="Index_20_Link">1Einführung<text:tab/>6</text:a></text:p>
          <text:p text:style-name="P65"><text:a xlink:type="simple" xlink:href="#__RefHeading___Toc162_1920390947" text:style-name="Index_20_Link" text:visited-style-name="Index_20_Link">2Grundlagen<text:tab/>6</text:a></text:p>
          <text:p text:style-name="P66"><text:a xlink:type="simple" xlink:href="#__RefHeading___Toc1029_74400679" text:style-name="Index_20_Link" text:visited-style-name="Index_20_Link">2.1Teoretische Grundlagen<text:tab/>6</text:a></text:p>
          <text:p text:style-name="P67"><text:a xlink:type="simple" xlink:href="#__RefHeading___Toc164_1920390947" text:style-name="Index_20_Link" text:visited-style-name="Index_20_Link">2.1.1Autonomes Einparken<text:tab/>6</text:a></text:p>
          <text:p text:style-name="P66"><text:a xlink:type="simple" xlink:href="#__RefHeading___Toc1031_74400679" text:style-name="Index_20_Link" text:visited-style-name="Index_20_Link">2.2Technische Grundlagen<text:tab/>7</text:a></text:p>
          <text:p text:style-name="P67"><text:a xlink:type="simple" xlink:href="#__RefHeading___Toc3947_1754984606" text:style-name="Index_20_Link" text:visited-style-name="Index_20_Link">2.2.1Hardware in LEGO Mindstorms<text:tab/>7</text:a></text:p>
          <text:p text:style-name="P67"><text:a xlink:type="simple" xlink:href="#__RefHeading___Toc172_1920390947" text:style-name="Index_20_Link" text:visited-style-name="Index_20_Link">2.2.2LeJOS<text:tab/>7</text:a></text:p>
          <text:p text:style-name="P67"><text:a xlink:type="simple" xlink:href="#__RefHeading___Toc174_1920390947" text:style-name="Index_20_Link" text:visited-style-name="Index_20_Link">2.2.3Eclipse<text:tab/>8</text:a></text:p>
          <text:p text:style-name="P65"><text:a xlink:type="simple" xlink:href="#__RefHeading___Toc178_1920390947" text:style-name="Index_20_Link" text:visited-style-name="Index_20_Link">3Anforderungen<text:tab/>8</text:a></text:p>
          <text:p text:style-name="P65"><text:a xlink:type="simple" xlink:href="#__RefHeading___Toc184_1920390947" text:style-name="Index_20_Link" text:visited-style-name="Index_20_Link">4Konzept<text:tab/>8</text:a></text:p>
          <text:p text:style-name="P66"><text:a xlink:type="simple" xlink:href="#__RefHeading___Toc186_1920390947" text:style-name="Index_20_Link" text:visited-style-name="Index_20_Link">4.1Mathematische Betrachtung des Einparkvorgangs<text:tab/>8</text:a></text:p>
          <text:p text:style-name="P66"><text:a xlink:type="simple" xlink:href="#__RefHeading___Toc3922_1754984606" text:style-name="Index_20_Link" text:visited-style-name="Index_20_Link">4.2Konstruktion des Autos<text:tab/>15</text:a></text:p>
          <text:p text:style-name="P67"><text:a xlink:type="simple" xlink:href="#__RefHeading___Toc1033_74400679" text:style-name="Index_20_Link" text:visited-style-name="Index_20_Link">4.2.1Konzept<text:tab/>15</text:a></text:p>
          <text:p text:style-name="P67"><text:a xlink:type="simple" xlink:href="#__RefHeading___Toc1035_74400679" text:style-name="Index_20_Link" text:visited-style-name="Index_20_Link">4.2.2Lenkung<text:tab/>16</text:a></text:p>
          <text:p text:style-name="P67"><text:a xlink:type="simple" xlink:href="#__RefHeading___Toc1037_74400679" text:style-name="Index_20_Link" text:visited-style-name="Index_20_Link">4.2.3Ergebnis des Autobaus<text:tab/>18</text:a></text:p>
          <text:p text:style-name="P66"><text:a xlink:type="simple" xlink:href="#__RefHeading___Toc3924_1754984606" text:style-name="Index_20_Link" text:visited-style-name="Index_20_Link">4.3Softwarekonzept<text:tab/>19</text:a></text:p>
          <text:p text:style-name="P67"><text:a xlink:type="simple" xlink:href="#__RefHeading___Toc3926_1754984606" text:style-name="Index_20_Link" text:visited-style-name="Index_20_Link">4.3.1Zustandsgraph<text:tab/>19</text:a></text:p>
          <text:p text:style-name="P67"><text:a xlink:type="simple" xlink:href="#__RefHeading___Toc3928_1754984606" text:style-name="Index_20_Link" text:visited-style-name="Index_20_Link">4.3.2Algorithmus<text:tab/>21</text:a></text:p>
          <text:p text:style-name="P66"><text:a xlink:type="simple" xlink:href="#__RefHeading___Toc194_1920390947" text:style-name="Index_20_Link" text:visited-style-name="Index_20_Link">4.4Testkonzept<text:tab/>21</text:a></text:p>
          <text:p text:style-name="P65"><text:a xlink:type="simple" xlink:href="#__RefHeading___Toc196_1920390947" text:style-name="Index_20_Link" text:visited-style-name="Index_20_Link">5Beschreibung der Umsetzung<text:tab/>22</text:a></text:p>
          <text:p text:style-name="P66"><text:a xlink:type="simple" xlink:href="#__RefHeading___Toc198_1920390947" text:style-name="Index_20_Link" text:visited-style-name="Index_20_Link">5.1Auzüge aus dem Code<text:tab/>22</text:a></text:p>
          <text:p text:style-name="P66"><text:a xlink:type="simple" xlink:href="#__RefHeading___Toc3949_1754984606" text:style-name="Index_20_Link" text:visited-style-name="Index_20_Link">5.2(Iterative Entwicklungsschritte)<text:tab/>22</text:a></text:p>
          <text:p text:style-name="P66"><text:a xlink:type="simple" xlink:href="#__RefHeading___Toc200_1920390947" text:style-name="Index_20_Link" text:visited-style-name="Index_20_Link">5.3Umsetzung des Testkonzepts<text:tab/>22</text:a></text:p>
          <text:p text:style-name="P66"><text:a xlink:type="simple" xlink:href="#__RefHeading___Toc3930_1754984606" text:style-name="Index_20_Link" text:visited-style-name="Index_20_Link">5.4Soll-/Ist-Analyse<text:tab/>22</text:a></text:p>
          <text:p text:style-name="P65"><text:a xlink:type="simple" xlink:href="#__RefHeading___Toc204_1920390947" text:style-name="Index_20_Link" text:visited-style-name="Index_20_Link">6Fazit und Ausblick<text:tab/>22</text:a></text:p>
          <text:p text:style-name="P65"><text:a xlink:type="simple" xlink:href="#__RefHeading___Toc4341_1920390947" text:style-name="Index_20_Link" text:visited-style-name="Index_20_Link">7Anhang<text:tab/>23</text:a></text:p>
        </text:index-body>
      </text:table-of-content>
      <text:p text:style-name="P20"/>
      <text:table-index text:style-name="Sect1" text:protected="true" text:name="Index of Tables1">
        <text:table-index-source text:caption-sequence-name="Table" text:caption-sequence-format="text">
          <text:index-title-template text:style-name="Table_20_index_20_heading">Tabellenverzeichni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P42">Tabellenverzeichnis</text:p>
          </text:index-title>
        </text:index-body>
      </text:table-index>
      <text:p text:style-name="P20"/>
      <text:p text:style-name="P20"/>
      <text:p text:style-name="P20"/>
      <text:p text:style-name="P20"/>
      <text:p text:style-name="P20"/>
      <text:illustration-index text:style-name="Sect1" text:protected="true" text:name="Illustration Index1">
        <text:illustration-index-source text:caption-sequence-name="Illustration" text:caption-sequence-format="text">
          <text:index-title-template text:style-name="Illustration_20_Index_20_Heading">Abbildungsverzeichni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Abbildungsverzeichnis</text:p>
          </text:index-title>
        </text:index-body>
      </text:illustration-index>
      <text:p text:style-name="P20"/>
      <text:h text:style-name="P76" text:outline-level="1"><text:bookmark-start text:name="__RefHeading___Toc160_1920390947"/>Einführung<text:bookmark-end text:name="__RefHeading___Toc160_1920390947"/></text:h>
      <text:p text:style-name="P40"><text:span text:style-name="T31">I</text:span>n der heutigen Zeit wird das Autofahren immer mehr von technischen Hilfsmitteln unterstützt. <text:span text:style-name="T40">Diese sogenannten Fahrassistenzsysteme greifen automatisch oder nach Aktivierung auf Antrieb, Steuerung oder Signaleinrichtungen ein, um entweder die Sicherheit oder den Komfort für Insassen und Straßenteilnehmer zu erhöhen. Dabei bewerten die Systeme die Umgebung und Motor- und Fahrwerkszustand durch verschiedene Arten von Sensoren.</text:span></text:p>
      <text:p text:style-name="P41">Aufgrund </text:p>
      <text:h text:style-name="Heading_20_1" text:outline-level="1"><text:bookmark-start text:name="__RefHeading___Toc162_1920390947"/>Grundlagen<text:bookmark-end text:name="__RefHeading___Toc162_1920390947"/></text:h>
      <text:p text:style-name="P41">In diesem Kapitel wird Grundlagenwissen vermittelt, das benötigt wird, um die Inhalte der gesamten Arbeit verstehen zu können. Zunächst wird auf theoretische Grundlagen eingegangen zum Thema autonomes Einparken. <text:span text:style-name="T43">Anschließend werden technische Hintergrundinformationen vermittelt, zu der verwendeten Hard- und Software.</text:span></text:p>
      <text:h text:style-name="P77" text:outline-level="2"><text:bookmark-start text:name="__RefHeading___Toc1029_74400679"/>T<text:span text:style-name="T41">h</text:span>eoretische Grundlagen<text:bookmark-end text:name="__RefHeading___Toc1029_74400679"/></text:h>
      <text:h text:style-name="Heading_20_3" text:outline-level="3"><text:bookmark-start text:name="__RefHeading___Toc164_1920390947"/>Einpark<text:span text:style-name="T43">hilfe</text:span><text:bookmark-end text:name="__RefHeading___Toc164_1920390947"/></text:h>
      <text:p text:style-name="P4"><text:span text:style-name="T31">D</text:span>ie Einparkhilfe ist heute eines der bekanntesten der technischen Hilfsmitteln. Bereits seit 1950 werden Automobile mit Parkunterstützungen versehen. <text:span text:style-name="T32">Waren es zu Beginn noch passive Systeme, wie Peilstangen, die an sensiblen Teilen des Autos angebracht waren, um den Autofahrer vor einem drohenden Unfall zu warnen, sind heute eher die aktiven Systeme verbreitet. Hier gibt es zwei Ausprägungen, die rein akustischen oder die visuellen und akustischen Systeme. Im ersten Fall wird der Fahrer über piepende Geräusche über den Abstand zu einem anderen Gegenstand hingewiesen. Im zweiten Fall wird zusätzlich zu den Geräuschen auch noch in einem Display der Abstand zu einem Hindernis dargestellt.</text:span></text:p>
      <text:p text:style-name="P5"><text:span text:style-name="T33">Die höchste Ausbaustufe der Einparkhilfe sind die selbst lenkenden Systeme, bei denen der Fahrer nur noch Gas geben, bremsen und den Gang wechseln muss. Der eigentliche Einparkvorgang wird vom Auto übernommen. Voraussetzungen hierfür sind die aktiven Einparkhilfen. Die Parklücke wird von quer zur Fahrtrichtung ausgerichteten Messsensoren bewertet. Ebenfalls befinden sich an der vorderen und der hinteren Stoßstange diese Sensoren. Meist werden hier Ultraschallsensoren verwendet. </text:span><text:span text:style-name="T10">Diese senden und empfangen Ultraschallsignale und übermitteln die gewonnenen Daten an das Steuergerät, welches nun aus der Ultraschallsignallaufzeit die Distanz vom Sensor zum Hindernis errechnet. Hier gilt, das je höher die Anzahl der verbauten Sensoren, desto genauer ist das Messergebnis. Außerdem muss das Fahrzeug über eine </text:span><text:span text:style-name="T11">elektro-</text:span><text:soft-page-break/><text:span text:style-name="T11">mechanische</text:span><text:span text:style-name="T10"> Servolenkung, die von einem Elektromotor angetrieben werden kann, verfügen.</text:span></text:p>
      <text:p text:style-name="P71"><text:span text:style-name="T13">M</text:span><text:span text:style-name="T14">öchte der Fahrer einparken, aktiviert er den Parklenkassistenten per Knopfdruck oder verringert seine Geschwindigkeit unter einen vorgegebenen Wert. Daraufhin wird quer zur Fahrtrichtung vermessen, ob eine Parklücke </text:span><text:span text:style-name="T15">die passende Größe hat. Falls dies zutrifft, wird dem Fahrer dies signalisiert. Anschließend muss der Fahrer in einem passenden Abstand zur Parklücke anhalten, den Rückwärtsgang einlegen, leicht gas geben und anschließend passend bremsen. Steht der Wagen in der Parklücke, kann der Assistent durch Einlegen des Vorwärtsganges beendet werden. </text:span><text:span text:style-name="T16">Modernere Assistenten unterstützen ebenfalls das Rangieren in einer Parklücke, bei dem durch mehrmaliges korrigieren innerhalb der Parklücke eingeparkt wird. Dadurch </text:span><text:span text:style-name="T17">kann eine kleinere Parklücke ausreichen</text:span><text:span text:style-name="T16">.</text:span></text:p>
      <text:h text:style-name="P83" text:outline-level="3">Autonomes Einparken</text:h>
      <text:p text:style-name="Text_20_body"><text:span text:style-name="T43">Wie in 2.1.1 beschrieben, muss der Fahrzeugführer selbst den Gang einlegen, Gas geben und bremsen. Nur der Lenkvorgang wird durch die Einparkhilfe übernommen. Dies hat rechtliche Hintergründe, da der Fahrer jederzeit die Kontrolle über sein Fahrzeug haben muss. Dies wird im „</text:span><text:span text:style-name="T9">Wiener Übereinkommen über den Straßenverkehr</text:span><text:span text:style-name="T45">“ </text:span><text:span text:style-name="T46">aus dem Jahr 1968, zuletzt überarbeitet im Jahr 2014, im Artikel 8, Absatz 5 beschrieben, als:</text:span></text:p>
      <text:p text:style-name="P68"><text:span text:style-name="T46">„</text:span><text:span text:style-name="T12">Jeder Führer muss dauernd sein Fahrzeug beherrschen oder seine Tiere führen können.</text:span><text:span text:style-name="T46">“</text:span></text:p>
      <text:p text:style-name="P69"><text:span text:style-name="T46">D</text:span><text:span text:style-name="T44">iese Definition würde jedoch auch einige bereits verwendete Assistenzsysteme ausschließen, wie den Tempomaten oder den Abstandsregler. Somit wurde in der Überarbeitung von 2014 vermerkt, dass Assistenzsysteme zulässig sind, solange sie vom Fahrer überwacht und jederzeit überstimmt oder abgeschaltet werden können. Die Verantwortung für das Fahrzeug liegt somit beim Fahrzeugführer.</text:span></text:p>
      <text:h text:style-name="P77" text:outline-level="2"><text:bookmark-start text:name="__RefHeading___Toc1031_74400679"/>Technische Grundlagen<text:bookmark-end text:name="__RefHeading___Toc1031_74400679"/></text:h>
      <text:h text:style-name="P84" text:outline-level="3"><text:bookmark-start text:name="__RefHeading___Toc3947_1754984606"/>Hardware in <text:span text:style-name="T18">LEGO</text:span> Mindstorms<text:bookmark-end text:name="__RefHeading___Toc3947_1754984606"/></text:h>
      <text:p text:style-name="P6"><text:bookmark-start text:name="__RefHeading___Toc170_1920390947"/>Das LEGO Mindstorms System ist <text:span text:style-name="T19">der Versuch des dänischen Spielwarenherstellers LEGO in den Bereich der schulischen Bildung vorzudringen. Das System soll eine spielerische Annäherung an die Themen Robotik und Programmieren ermöglichen und das bereits in jungen Jahren. Es dient dabei als verständliches Beispiel für ein sogenanntes “embedded system”, in dem ein Mikrocontroller mit Sensoren und Aktoren kommuniziert. Durch die Möglichkeiten von LEGO sind damit sehr viele Ausprägungsformen eines embedded systems denkbar. Das LEGO Mindstorms System wird im Rahmen der Fraunhofer-Initiative “Roberta – Lernen mit Robotern” zumeist verwendet. </text:span><text:bookmark-end text:name="__RefHeading___Toc170_1920390947"/></text:p>
      <text:p text:style-name="P8"><text:soft-page-break/>Das Kernstück ist der sogenannte “Brick”, der einem Legostein nachempfunden wurde. Abbildung XX zeigt den Brick in der aktuellen Version, EV3.</text:p>
      <text:p text:style-name="P6">→<text:span text:style-name="T20"> Bild von EV3</text:span></text:p>
      <text:p text:style-name="P9">Der EV3 ist die sechste Generation des LEGO Mindstorm<text:span text:style-name="T42">s</text:span> Systems. Bereits 1998 wurde das erste System mit dem Namen Robotics Invention System in der Version 1.0 vorgestellt. 1999 folgte die Version 1.5 und 2001 der letzte Teil der Robotics Invention System Serie mit der Version 2.0. Anfang 2006 wurde die vierte Generation des Mindstorm<text:span text:style-name="T42">s</text:span> Systems vorgestellt und startete mit einem neuen Namen. Diese und die fünfte Version trugen den Namen Mindstorms NXT in der Version 1.0 und 2.0. 2013 ist die bisher letzte Ausprägung erschienen und es trägt den Namen Mindstorms EV3.</text:p>
      <text:p text:style-name="P7">Der EV3 bietet Anschlüsse für je vier Sensoren und Aktoren, einen USB-Port und einen Steckplatz für eine microSD Karte. Über den USB-Port kann ein WLAN Stick eingebunden werden. Somit verfügt der EV3 auch eine Schnittstelle zum <text:span text:style-name="T42">W-LAN</text:span>, außerdem ist auch eine Bluetooth Schnittstelle integriert.</text:p>
      <text:h text:style-name="P85" text:outline-level="3"><text:bookmark-start text:name="__RefHeading___Toc172_1920390947"/>LeJOS<text:bookmark-end text:name="__RefHeading___Toc172_1920390947"/></text:h>
      <text:p text:style-name="P26">Das Lego Mindstorms System wird normalerweise durch eine leicht anzuwendende Bausteinsprache in einer eigenen Software programmiert. Dies ist für die meisten Anwendungsfälle ausreichend. </text:p>
      <text:p text:style-name="P26">Sollen jedoch spezifischere Programme geschrieben werden, empfiehlt es sich auf eine <text:span text:style-name="T35">andere Programmiersprache auszuweichen und das Mindstorms System über eine Schnittstelle anzusprechen. Für die Programmiersprache Java existiert hier eine Bibliothek mit den Namen „LeJOS“. Der Name soll der Marke LEGO ähneln, nur das das „J“ für Java eingefügt wurde. Der Namensteil „JOS“ entspricht dem Akronym „Java Operating System“. Der ganze Begriff stammt auch aus dem spanischen und bedeutet „weit“. Die Entwicklung an diesem Paket wurde bereits 1999 als Hobby eines Entwicklers begonnen. Um dieses Open-Source Projekt bildete sich schnell eine Gruppe an Entwicklern, die die Software immer weiter entwickeln. Seit 2006 wird nicht mehr die Standard Lego Software auf der Zentraleinheit genutzt, sondern eine eigene Firmware mit einer Java Virtual Machine aufgespielt. Die momentan aktuelle Version für den EV3 Brick ist die 0.9.1-beta.</text:span></text:p>
      <text:p text:style-name="P27">Seit 2008 gibt es auch Plug-Ins für eine der bekanntesten Java Entwicklungsumgebung Eclipse. Diese wird im Folgenden beschrieben.</text:p>
      <text:h text:style-name="P86" text:outline-level="3"><text:bookmark-start text:name="__RefHeading___Toc174_1920390947"/>Eclipse<text:bookmark-end text:name="__RefHeading___Toc174_1920390947"/></text:h>
      <text:p text:style-name="P28">Eclipse blabla</text:p>
      <text:h text:style-name="P72" text:outline-level="1"><text:bookmark-start text:name="__RefHeading___Toc178_1920390947"/><text:soft-page-break/>Anforderungen<text:bookmark-end text:name="__RefHeading___Toc178_1920390947"/></text:h>
      <text:p text:style-name="P39">An dieses Projekt werden gewisse Anforderungen gestellt. Diese werden in folgender Tabelle XXY zusammengefasst.</text:p>
      <table:table table:name="Table4" table:style-name="Table4">
        <table:table-column table:style-name="Table4.A"/>
        <table:table-column table:style-name="Table4.B"/>
        <table:table-row>
          <table:table-cell table:style-name="Table4.A1" office:value-type="string">
            <text:p text:style-name="P52">Muss - Anforderungen</text:p>
          </table:table-cell>
          <table:table-cell table:style-name="Table4.B1" office:value-type="string">
            <text:p text:style-name="P52">Kann – Anforderungen</text:p>
          </table:table-cell>
        </table:table-row>
        <table:table-row>
          <table:table-cell table:style-name="Table4.A2" office:value-type="string">
            <text:p text:style-name="P52">Auto fährt</text:p>
          </table:table-cell>
          <table:table-cell table:style-name="Table4.B2" office:value-type="string">
            <text:p text:style-name="P53">Auto parkt auf Wunsch ein</text:p>
          </table:table-cell>
        </table:table-row>
        <table:table-row>
          <table:table-cell table:style-name="Table4.A2" office:value-type="string">
            <text:p text:style-name="P52">Auto hat eine Lenkung</text:p>
          </table:table-cell>
          <table:table-cell table:style-name="Table4.B2" office:value-type="string">
            <text:p text:style-name="P53">Auto erkennt Parklücken seitlich, <text:span text:style-name="T39">quer</text:span></text:p>
          </table:table-cell>
        </table:table-row>
        <table:table-row>
          <table:table-cell table:style-name="Table4.A2" office:value-type="string">
            <text:p text:style-name="P53">Auto erkennt Parklücken seitlich</text:p>
          </table:table-cell>
          <table:table-cell table:style-name="Table4.B2" office:value-type="string">
            <text:p text:style-name="P53">Auto parkt automatisch quer rückwärts ein</text:p>
          </table:table-cell>
        </table:table-row>
        <table:table-row>
          <table:table-cell table:style-name="Table4.A2" office:value-type="string">
            <text:p text:style-name="P53">Auto parkt automatisch seitlich rückwärts ein</text:p>
          </table:table-cell>
          <table:table-cell table:style-name="Table4.B2" office:value-type="string">
            <text:p text:style-name="P51"/>
          </table:table-cell>
        </table:table-row>
        <table:table-row>
          <table:table-cell table:style-name="Table4.A2" office:value-type="string">
            <text:p text:style-name="P53">Nachvollziehbare Dokumentation</text:p>
          </table:table-cell>
          <table:table-cell table:style-name="Table4.B2" office:value-type="string">
            <text:p text:style-name="P51"/>
          </table:table-cell>
        </table:table-row>
        <table:table-row>
          <table:table-cell table:style-name="Table4.A2" office:value-type="string">
            <text:p text:style-name="P53">Schreiben der Studienarbeit</text:p>
          </table:table-cell>
          <table:table-cell table:style-name="Table4.B2" office:value-type="string">
            <text:p text:style-name="P51"/>
          </table:table-cell>
        </table:table-row>
      </table:table>
      <text:p text:style-name="P29"/>
      <text:h text:style-name="P73" text:outline-level="1"><text:bookmark-start text:name="__RefHeading___Toc184_1920390947"/>Konzept<text:bookmark-end text:name="__RefHeading___Toc184_1920390947"/></text:h>
      <text:h text:style-name="P78" text:outline-level="2"><text:bookmark-start text:name="__RefHeading___Toc186_1920390947"/>Mathematische <text:span text:style-name="T1">Betrachtung des Einparkvorgangs</text:span><text:bookmark-end text:name="__RefHeading___Toc186_1920390947"/></text:h>
      <text:p text:style-name="P11"><text:span text:style-name="T1">U</text:span>m relevante Parameter für den Einparkvorgang zu berechnen, wird zunächst eine mathematische Annäherung durchgeführt. Die Ziele hierbei liegen darin, zu wissen, wie groß eine Parklücke sein muss, wie weit das Auto nach vorne fahren muss, bevor es mit dem Einparkvorgang beginnen kann und inwiefern der Einparkvorgang verändert werden muss, wenn der Abstand zum nebenstehenden Fahrzeug größer oder kleiner ist.</text:p>
      <text:p text:style-name="P11"><draw:frame draw:style-name="fr1" draw:name="Frame1" text:anchor-type="paragraph" svg:width="6.1291in" draw:z-index="26"><draw:text-box fo:min-height="4.3335in"><text:p text:style-name="Abbildung"><draw:frame draw:style-name="fr5" draw:name="Image2" text:anchor-type="paragraph" svg:width="6.1291in" svg:height="4.3335in" style:rel-height="scale" draw:z-index="27"><draw:image xlink:href="Pictures/10000000000004630000031A87F91E04BDF6EDF7.jpg" xlink:type="simple" xlink:show="embed" xlink:actuate="onLoad"/></draw:frame>Abbildung <text:sequence text:ref-name="refAbbildung0" text:name="Abbildung" text:formula="ooow:Abbildung+1" style:num-format="1">1</text:sequence>: Schematischer Einparkvorgang</text:p></draw:text-box></draw:frame><text:soft-page-break/>Im ersten Schritt wird versucht, den Einparkvorgang als Kurve nachzuvollziehen. Abbildung XX zeigt das Konzept.</text:p>
      <text:p text:style-name="P21">Tabelle XXX fasst kurz die Bedeutung der einzelnen Zeichen zusammen.</text:p>
      <table:table table:name="Table1" table:style-name="Table1">
        <table:table-column table:style-name="Table1.A"/>
        <table:table-column table:style-name="Table1.B"/>
        <table:table-row>
          <table:table-cell table:style-name="Table1.A1" office:value-type="string">
            <text:p text:style-name="P46">Zeichen</text:p>
          </table:table-cell>
          <table:table-cell table:style-name="Table1.B1" office:value-type="string">
            <text:p text:style-name="P46">Bedeutung</text:p>
          </table:table-cell>
        </table:table-row>
        <table:table-row>
          <table:table-cell table:style-name="Table1.A2" office:value-type="string">
            <text:p text:style-name="P46">b</text:p>
          </table:table-cell>
          <table:table-cell table:style-name="Table1.B2" office:value-type="string">
            <text:p text:style-name="P46">Breite des einparkenden Autos</text:p>
          </table:table-cell>
        </table:table-row>
        <table:table-row>
          <table:table-cell table:style-name="Table1.A2" office:value-type="string">
            <text:p text:style-name="P46">l</text:p>
          </table:table-cell>
          <table:table-cell table:style-name="Table1.B2" office:value-type="string">
            <text:p text:style-name="P46">Länge des einparkenden Autos</text:p>
          </table:table-cell>
        </table:table-row>
        <table:table-row>
          <table:table-cell table:style-name="Table1.A2" office:value-type="string">
            <text:p text:style-name="P46">y</text:p>
          </table:table-cell>
          <table:table-cell table:style-name="Table1.B2" office:value-type="string">
            <text:p text:style-name="P46">Weg, der zum Einparken durchfahren wird</text:p>
          </table:table-cell>
        </table:table-row>
        <table:table-row>
          <table:table-cell table:style-name="Table1.A2" office:value-type="string">
            <text:p text:style-name="P46">A</text:p>
          </table:table-cell>
          <table:table-cell table:style-name="Table1.B2" office:value-type="string">
            <text:p text:style-name="P46">Abstand zum nächsten Auto</text:p>
          </table:table-cell>
        </table:table-row>
        <table:table-row>
          <table:table-cell table:style-name="Table1.A2" office:value-type="string">
            <text:p text:style-name="P46">S<text:span text:style-name="T21">1</text:span></text:p>
          </table:table-cell>
          <table:table-cell table:style-name="Table1.B2" office:value-type="string">
            <text:p text:style-name="P46">Kreisbahn, erste Hälfte des Einparkens</text:p>
          </table:table-cell>
        </table:table-row>
        <table:table-row>
          <table:table-cell table:style-name="Table1.A2" office:value-type="string">
            <text:p text:style-name="P46">S<text:span text:style-name="T21">2</text:span></text:p>
          </table:table-cell>
          <table:table-cell table:style-name="Table1.B2" office:value-type="string">
            <text:p text:style-name="P46">Kreisbahn, zweite Hälfte des Einparkens</text:p>
          </table:table-cell>
        </table:table-row>
        <table:table-row>
          <table:table-cell table:style-name="Table1.A2" office:value-type="string">
            <text:p text:style-name="P46">Start</text:p>
          </table:table-cell>
          <table:table-cell table:style-name="Table1.B2" office:value-type="string">
            <text:p text:style-name="P46">Punkt, an dem Simulation beginnt</text:p>
          </table:table-cell>
        </table:table-row>
        <table:table-row>
          <table:table-cell table:style-name="Table1.A2" office:value-type="string">
            <text:p text:style-name="P46">Ziel</text:p>
          </table:table-cell>
          <table:table-cell table:style-name="Table1.B2" office:value-type="string">
            <text:p text:style-name="P46">Punkt, an dem Simulation endet</text:p>
          </table:table-cell>
        </table:table-row>
      </table:table>
      <text:p text:style-name="Tabelle">Tabelle <text:sequence text:ref-name="refTabelle0" text:name="Tabelle" text:formula="ooow:Tabelle+1" style:num-format="1">1</text:sequence>: Bedeutung der Zeichen in Abbildung XX</text:p>
      <text:p text:style-name="P21">Der Einparkvorgang besteht also vornehmlich aus zwei Kreisbahnen, die theoretisch identisch sind, jedoch je einmal horizontal und vertikal gespiegelt sind. Zwischen diesen Beiden liegt ein kurzes Stück, das als Gerade angenähert wird. In diesem lenkt das Auto von der einen Kurve auf die andere um. </text:p>
      <text:p text:style-name="P22"><draw:frame draw:style-name="fr1" draw:name="Frame2" text:anchor-type="paragraph" svg:width="6.6929in" draw:z-index="28"><draw:text-box fo:min-height="4.7319in"><text:p text:style-name="Abbildung"><draw:frame draw:style-name="fr5" draw:name="Image4" text:anchor-type="paragraph" svg:width="6.6929in" svg:height="4.7319in" style:rel-height="scale" draw:z-index="29"><draw:image xlink:href="Pictures/10000000000004630000031A80985094B25B79A8.jpg" xlink:type="simple" xlink:show="embed" xlink:actuate="onLoad"/></draw:frame>Abbildung <text:sequence text:ref-name="refAbbildung1" text:name="Abbildung" text:formula="ooow:Abbildung+1" style:num-format="1">2</text:sequence>: Auto beim Einparken</text:p></draw:text-box></draw:frame><text:soft-page-break/>Auch für diese Abbildung werden die Zeichen in folgender Tabelle XXX kurz erklärt.</text:p>
      <table:table table:name="Table2" table:style-name="Table2">
        <table:table-column table:style-name="Table2.A"/>
        <table:table-column table:style-name="Table2.B"/>
        <table:table-row>
          <table:table-cell table:style-name="Table2.A1" office:value-type="string">
            <text:p text:style-name="P47">Zeichen</text:p>
          </table:table-cell>
          <table:table-cell table:style-name="Table2.B1" office:value-type="string">
            <text:p text:style-name="P47">Erklärung</text:p>
          </table:table-cell>
        </table:table-row>
        <table:table-row>
          <table:table-cell table:style-name="Table2.A2" office:value-type="string">
            <text:p text:style-name="P47">v<text:span text:style-name="T22">0</text:span></text:p>
          </table:table-cell>
          <table:table-cell table:style-name="Table2.B2" office:value-type="string">
            <text:p text:style-name="P47">Geschwindigkeit <text:span text:style-name="T24">horizontal in Fahrtrichtung</text:span></text:p>
          </table:table-cell>
        </table:table-row>
        <table:table-row>
          <table:table-cell table:style-name="Table2.A2" office:value-type="string">
            <text:p text:style-name="P47">v'</text:p>
          </table:table-cell>
          <table:table-cell table:style-name="Table2.B2" office:value-type="string">
            <text:p text:style-name="P47">Geschwindigkeit <text:span text:style-name="T24">in Lenkrichtung</text:span></text:p>
          </table:table-cell>
        </table:table-row>
        <table:table-row>
          <table:table-cell table:style-name="Table2.A2" office:value-type="string">
            <text:p text:style-name="P47">l</text:p>
          </table:table-cell>
          <table:table-cell table:style-name="Table2.B2" office:value-type="string">
            <text:p text:style-name="P47">Länge des Autos</text:p>
          </table:table-cell>
        </table:table-row>
        <table:table-row>
          <table:table-cell table:style-name="Table2.A2" office:value-type="string">
            <text:p text:style-name="P48">α</text:p>
          </table:table-cell>
          <table:table-cell table:style-name="Table2.B2" office:value-type="string">
            <text:p text:style-name="P47">Lenkwinkel beim Einparken</text:p>
          </table:table-cell>
        </table:table-row>
        <table:table-row>
          <table:table-cell table:style-name="Table2.A2" office:value-type="string">
            <text:p text:style-name="Table_20_Contents"><draw:frame draw:style-name="fr7" draw:name="Object1" text:anchor-type="as-char" svg:y="-0.2508in" svg:width="0.3484in" svg:height="0.4008in" draw:z-index="30"><draw:object xlink:href="./Object 1" xlink:type="simple" xlink:show="embed" xlink:actuate="onLoad"/><draw:image xlink:href="./ObjectReplacements/Object 1" xlink:type="simple" xlink:show="embed" xlink:actuate="onLoad"/></draw:frame></text:p>
          </table:table-cell>
          <table:table-cell table:style-name="Table2.B2" office:value-type="string">
            <text:p text:style-name="P49">Sarah fragen</text:p>
          </table:table-cell>
        </table:table-row>
      </table:table>
      <text:p text:style-name="P22"/>
      <text:p text:style-name="P12">Die Geschwindigkeit in Lenkrichtung ist abhängig vom Winkel und der Geschwindigkeit horizontal zur Fahrtrichtung. Dies lässt sich anhand eines Dreieckes, in Abbildung XX gezeigt, veranschaulichen.</text:p>
      <text:p text:style-name="P12"/>
      <text:p text:style-name="P12"><draw:frame draw:style-name="fr1" draw:name="Frame3" text:anchor-type="paragraph" svg:width="4.528in" draw:z-index="49"><draw:text-box fo:min-height="3.2016in"><text:p text:style-name="Abbildung"><draw:frame draw:style-name="fr5" draw:name="Image5" text:anchor-type="paragraph" svg:width="4.528in" svg:height="3.2016in" style:rel-height="scale" draw:z-index="50"><draw:image xlink:href="Pictures/10000000000004630000031A076893169456A0F4.jpg" xlink:type="simple" xlink:show="embed" xlink:actuate="onLoad"/></draw:frame>Abbildung <text:sequence text:ref-name="refAbbildung2" text:name="Abbildung" text:formula="ooow:Abbildung+1" style:num-format="1">3</text:sequence>: Veranschaulichung von v'</text:p></draw:text-box></draw:frame><text:soft-page-break/></text:p>
      <text:p text:style-name="P12"/>
      <text:p text:style-name="P12"/>
      <text:p text:style-name="P12"/>
      <text:p text:style-name="P12"/>
      <text:p text:style-name="P12"/>
      <text:p text:style-name="P12"/>
      <text:p text:style-name="P12"/>
      <text:p text:style-name="P12"/>
      <text:p text:style-name="P12"/>
      <text:p text:style-name="P12"/>
      <text:p text:style-name="P13">Daran ist zu erkennen, dass folgende Gleichung gilt:</text:p>
      <text:p text:style-name="P12"><draw:frame draw:style-name="fr8" draw:name="Object2" text:anchor-type="paragraph" svg:x="0in" svg:y="0.0835in" svg:width="1.0339in" svg:height="0.2134in" style:rel-height="scale" draw:z-index="47"><draw:object xlink:href="./Object 2" xlink:type="simple" xlink:show="embed" xlink:actuate="onLoad"/><draw:image xlink:href="./ObjectReplacements/Object 2" xlink:type="simple" xlink:show="embed" xlink:actuate="onLoad"/><svg:desc>formula</svg:desc></draw:frame><draw:frame text:anchor-type="paragraph" draw:z-index="48" draw:style-name="gr1" draw:text-style-name="P90" svg:width="0.5386in" svg:height="0.1925in" svg:x="1.1772in" svg:y="0.1in"><draw:text-box><text:p>(1)</text:p></draw:text-box></draw:frame></text:p>
      <text:p text:style-name="P12">Gleichermaßen lässt sich v' aber auch abhängig von der Winkelgeschwindigkeit <draw:frame draw:style-name="fr9" draw:name="Object7" text:anchor-type="as-char" svg:y="-0.0846in" svg:width="0.198in" svg:height="0.0953in" draw:z-index="76"><draw:object xlink:href="./Object 7" xlink:type="simple" xlink:show="embed" xlink:actuate="onLoad"/><draw:image xlink:href="./ObjectReplacements/Object 7" xlink:type="simple" xlink:show="embed" xlink:actuate="onLoad"/></draw:frame>darstellen. So ist die Geschwindigkeit in Lenkrichtung gleich der Länge des Autos multipliziert mit der Winkelgeschwindigkeit. </text:p>
      <text:p text:style-name="P21"><draw:frame text:anchor-type="paragraph" draw:z-index="51" draw:style-name="gr1" draw:text-style-name="P90" svg:width="0.5386in" svg:height="0.1925in" svg:x="0.8736in" svg:y="0.0047in"><draw:text-box><text:p>(2)</text:p></draw:text-box></draw:frame><draw:frame draw:style-name="fr7" draw:name="Object3" text:anchor-type="as-char" svg:y="-0.1484in" svg:width="0.5929in" svg:height="0.1839in" draw:z-index="31"><draw:object xlink:href="./Object 3" xlink:type="simple" xlink:show="embed" xlink:actuate="onLoad"/><draw:image xlink:href="./ObjectReplacements/Object 3" xlink:type="simple" xlink:show="embed" xlink:actuate="onLoad"/></draw:frame></text:p>
      <text:p text:style-name="P12"><text:span text:style-name="T36">(1) wird in (2) eingesetzt</text:span>, um eine Gleichung für <draw:frame draw:style-name="fr9" draw:name="Object8" text:anchor-type="as-char" svg:y="-0.0846in" svg:width="0.198in" svg:height="0.0953in" draw:z-index="77"><draw:object xlink:href="./Object 8" xlink:type="simple" xlink:show="embed" xlink:actuate="onLoad"/><draw:image xlink:href="./ObjectReplacements/Object 8" xlink:type="simple" xlink:show="embed" xlink:actuate="onLoad"/><svg:desc>formula</svg:desc></draw:frame>zu erhalten: </text:p>
      <text:p text:style-name="P21"><draw:frame text:anchor-type="paragraph" draw:z-index="52" draw:style-name="gr1" draw:text-style-name="P90" svg:width="0.5386in" svg:height="0.1925in" svg:x="1.6638in" svg:y="0.1008in"><draw:text-box><text:p>(3)</text:p></draw:text-box></draw:frame><draw:frame draw:style-name="fr7" draw:name="Object4" text:anchor-type="as-char" svg:y="-0.2728in" svg:width="1.4965in" svg:height="0.4217in" draw:z-index="32"><draw:object xlink:href="./Object 4" xlink:type="simple" xlink:show="embed" xlink:actuate="onLoad"/><draw:image xlink:href="./ObjectReplacements/Object 4" xlink:type="simple" xlink:show="embed" xlink:actuate="onLoad"/></draw:frame></text:p>
      <text:p text:style-name="P14">Somit existiert nun eine Gleichung für <draw:frame draw:style-name="fr9" draw:name="Object9" text:anchor-type="as-char" svg:y="-0.0846in" svg:width="0.198in" svg:height="0.0953in" draw:z-index="57"><draw:object xlink:href="./Object 9" xlink:type="simple" xlink:show="embed" xlink:actuate="onLoad"/><draw:image xlink:href="./ObjectReplacements/Object 9" xlink:type="simple" xlink:show="embed" xlink:actuate="onLoad"/><svg:desc>formula</svg:desc></draw:frame>mit <text:span text:style-name="T36">bestimmaren</text:span> Parametern, die im nächsten Schritt benötigt wird. </text:p>
      <text:p text:style-name="P14">Berechnet werden soll, welchen Weg das Auto im Abschnitt <text:s/>S<text:span text:style-name="T21">1 </text:span>fährt. Der Vektor der Geschwindigkeit ist in folgender Gleichung gezeigt:</text:p>
      <text:p text:style-name="P21"><draw:frame draw:style-name="fr7" draw:name="Object5" text:anchor-type="as-char" svg:y="-0.172in" svg:width="0.9098in" svg:height="0.2339in" draw:z-index="33"><draw:object xlink:href="./Object 5" xlink:type="simple" xlink:show="embed" xlink:actuate="onLoad"/><draw:image xlink:href="./ObjectReplacements/Object 5" xlink:type="simple" xlink:show="embed" xlink:actuate="onLoad"/></draw:frame></text:p>
      <text:p text:style-name="P14">Daraus lässt sich der Vektor der Strecke bestimmen, da dies das Integral des Vektors der Geschwindigkeit ist. In folgender Gleichung wird dieses integral aufgestellt und ausgerechnet.</text:p>
      <text:p text:style-name="P21"><draw:frame text:anchor-type="paragraph" draw:z-index="53" draw:style-name="gr1" draw:text-style-name="P90" svg:width="0.5386in" svg:height="0.1925in" svg:x="1.5075in" svg:y="1.2374in"><draw:text-box><text:p>(4)</text:p></draw:text-box></draw:frame><text:soft-page-break/><draw:frame draw:style-name="fr7" draw:name="Object6" text:anchor-type="as-char" svg:y="-1.4543in" svg:width="1.4071in" svg:height="2.8484in" draw:z-index="34"><draw:object xlink:href="./Object 6" xlink:type="simple" xlink:show="embed" xlink:actuate="onLoad"/><draw:image xlink:href="./ObjectReplacements/Object 6" xlink:type="simple" xlink:show="embed" xlink:actuate="onLoad"/></draw:frame></text:p>
      <text:p text:style-name="P23">Die Gleichung, die nach dem letzten Schritt erhalten wird, stellt S<text:span text:style-name="T21">1 </text:span><text:span text:style-name="T25">dar. </text:span></text:p>
      <text:p text:style-name="P24"><text:span text:style-name="T25">Um S</text:span><text:span text:style-name="T21">2 </text:span><text:span text:style-name="T25">zu erhalten, wird der Geschwindigkeitsvekor mit einer negativen Winkelgeschwindigkeit erneut integriert.</text:span></text:p>
      <text:p text:style-name="P30"><draw:frame draw:style-name="fr7" draw:name="Object10" text:anchor-type="as-char" svg:y="-0.172in" svg:width="0.9819in" svg:height="0.2339in" draw:z-index="38"><draw:object xlink:href="./Object 10" xlink:type="simple" xlink:show="embed" xlink:actuate="onLoad"/><draw:image xlink:href="./ObjectReplacements/Object 10" xlink:type="simple" xlink:show="embed" xlink:actuate="onLoad"/></draw:frame></text:p>
      <text:p text:style-name="P30"><draw:frame text:anchor-type="paragraph" draw:z-index="54" draw:style-name="gr1" draw:text-style-name="P90" svg:width="0.5386in" svg:height="0.1925in" svg:x="1.4547in" svg:y="1.2374in"><draw:text-box><text:p>(5)</text:p></draw:text-box></draw:frame><draw:frame draw:style-name="fr7" draw:name="Object11" text:anchor-type="as-char" svg:y="-1.4543in" svg:width="1.3661in" svg:height="2.8484in" draw:z-index="39"><draw:object xlink:href="./Object 11" xlink:type="simple" xlink:show="embed" xlink:actuate="onLoad"/><draw:image xlink:href="./ObjectReplacements/Object 11" xlink:type="simple" xlink:show="embed" xlink:actuate="onLoad"/></draw:frame></text:p>
      <text:p text:style-name="P16"><text:span text:style-name="T25">Diese beiden Gleichungen für S</text:span><text:span text:style-name="T21">1 </text:span><text:span text:style-name="T25">und S</text:span><text:span text:style-name="T21">2 </text:span><text:span text:style-name="T25">werden im weiteren Verlauf verwendet um die Bewegung des Fahrzeuges zu simulieren. Hierfür wird eine Software names Scilab verwendet. </text:span><text:span text:style-name="T26">Scilab </text:span><text:span text:style-name="T27">ist ein open-source Programm, dass für Anwendung</text:span><text:span text:style-name="T28">en</text:span><text:span text:style-name="T27"> in der numerischen Mathematik entwickelt wurde. Es bietet, unter Anderem, Funktionen zum plotten von 2D und 3D Kurven. </text:span></text:p>
      <text:p text:style-name="P31">Um die Darstellung in einem Programm zu vereinfachen, werden die Gleichungen (4) und (5) jeweils in Realteil und Imaginärteil aufgeteilt. Aus (4) ergibt sich:</text:p>
      <text:p text:style-name="P31"><draw:frame text:anchor-type="paragraph" draw:z-index="55" draw:style-name="gr1" draw:text-style-name="P90" svg:width="0.5386in" svg:height="0.1925in" svg:x="2.8in" svg:y="0.152in"><draw:text-box><text:p>(6)</text:p></draw:text-box></draw:frame><text:soft-page-break/><draw:frame draw:style-name="fr7" draw:name="Object12" text:anchor-type="as-char" svg:y="-0.2693in" svg:width="2.5846in" svg:height="0.5398in" draw:z-index="58"><draw:object xlink:href="./Object 12" xlink:type="simple" xlink:show="embed" xlink:actuate="onLoad"/><draw:image xlink:href="./ObjectReplacements/Object 12" xlink:type="simple" xlink:show="embed" xlink:actuate="onLoad"/></draw:frame></text:p>
      <text:p text:style-name="P31"><draw:frame text:anchor-type="paragraph" draw:z-index="56" draw:style-name="gr1" draw:text-style-name="P90" svg:width="0.5386in" svg:height="0.1925in" svg:x="3.3728in" svg:y="0.1437in"><draw:text-box><text:p>(7)</text:p></draw:text-box></draw:frame><draw:frame draw:style-name="fr7" draw:name="Object13" text:anchor-type="as-char" svg:y="-0.2693in" svg:width="3.1898in" svg:height="0.5398in" draw:z-index="59"><draw:object xlink:href="./Object 13" xlink:type="simple" xlink:show="embed" xlink:actuate="onLoad"/><draw:image xlink:href="./ObjectReplacements/Object 13" xlink:type="simple" xlink:show="embed" xlink:actuate="onLoad"/></draw:frame></text:p>
      <text:p text:style-name="P31">Aus (5) ergibt sich:</text:p>
      <text:p text:style-name="P31"><draw:frame text:anchor-type="paragraph" draw:z-index="62" draw:style-name="gr1" draw:text-style-name="P90" svg:width="0.5386in" svg:height="0.1925in" svg:x="2.8701in" svg:y="0.1311in"><draw:text-box><text:p>(8)</text:p></draw:text-box></draw:frame><draw:frame draw:style-name="fr7" draw:name="Object14" text:anchor-type="as-char" svg:y="-0.2693in" svg:width="2.6484in" svg:height="0.4335in" draw:z-index="60"><draw:object xlink:href="./Object 14" xlink:type="simple" xlink:show="embed" xlink:actuate="onLoad"/><draw:image xlink:href="./ObjectReplacements/Object 14" xlink:type="simple" xlink:show="embed" xlink:actuate="onLoad"/></draw:frame></text:p>
      <text:p text:style-name="P31"><draw:frame text:anchor-type="paragraph" draw:z-index="63" draw:style-name="gr1" draw:text-style-name="P90" svg:width="0.5386in" svg:height="0.1925in" svg:x="3.4602in" svg:y="0.139in"><draw:text-box><text:p>(9)</text:p></draw:text-box></draw:frame><draw:frame draw:style-name="fr7" draw:name="Object15" text:anchor-type="as-char" svg:y="-0.2693in" svg:width="3.2528in" svg:height="0.4335in" draw:z-index="61"><draw:object xlink:href="./Object 15" xlink:type="simple" xlink:show="embed" xlink:actuate="onLoad"/><draw:image xlink:href="./ObjectReplacements/Object 15" xlink:type="simple" xlink:show="embed" xlink:actuate="onLoad"/></draw:frame></text:p>
      <text:p text:style-name="P34">Desweiteren wurde in den oberen Gleichungen die Variable <draw:frame draw:style-name="fr7" draw:name="Object17" text:anchor-type="as-char" svg:y="-0.1484in" svg:width="0.1374in" svg:height="0.1839in" draw:z-index="72"><draw:object xlink:href="./Object 17" xlink:type="simple" xlink:show="embed" xlink:actuate="onLoad"/><draw:image xlink:href="./ObjectReplacements/Object 17" xlink:type="simple" xlink:show="embed" xlink:actuate="onLoad"/></draw:frame> durch <draw:frame draw:style-name="fr7" draw:name="Object16" text:anchor-type="as-char" svg:y="-0.152in" svg:width="0.3634in" svg:height="0.1992in" draw:z-index="66"><draw:object xlink:href="./Object 16" xlink:type="simple" xlink:show="embed" xlink:actuate="onLoad"/><draw:image xlink:href="./ObjectReplacements/Object 16" xlink:type="simple" xlink:show="embed" xlink:actuate="onLoad"/></draw:frame>ersetzt, wobei <draw:frame draw:style-name="fr7" draw:name="Object18" text:anchor-type="as-char" svg:y="-0.1484in" svg:width="0.1665in" svg:height="0.1839in" draw:z-index="70"><draw:object xlink:href="./Object 18" xlink:type="simple" xlink:show="embed" xlink:actuate="onLoad"/><draw:image xlink:href="./ObjectReplacements/Object 18" xlink:type="simple" xlink:show="embed" xlink:actuate="onLoad"/></draw:frame>als Laufvariable dient. In Abbildung XX sind die Gleichungen 6 - 9 im Scilab Code zu sehen.</text:p>
      <text:p text:style-name="P35"><draw:frame draw:style-name="fr1" draw:name="Frame4" text:anchor-type="paragraph" svg:width="6.6929in" draw:z-index="64"><draw:text-box fo:min-height="3.1161in"><text:p text:style-name="Abbildung"><draw:frame draw:style-name="fr5" draw:name="Image11" text:anchor-type="paragraph" svg:width="6.6929in" svg:height="3.1161in" style:rel-height="scale" draw:z-index="65"><draw:image xlink:href="Pictures/1000000000000350000001A464E205EE4D99151F.png" xlink:type="simple" xlink:show="embed" xlink:actuate="onLoad"/></draw:frame>Abbildung <text:sequence text:ref-name="refAbbildung3" text:name="Abbildung" text:formula="ooow:Abbildung+1" style:num-format="1">4</text:sequence>: Scilab Code zur Simulierung des Einparkvorgangs</text:p></draw:text-box></draw:frame>Die obenstehende Funktion „xdot“ verhält sich ähnlich einer for-Schleifen, da so oft Werte berechnet werden, bis k seinen definierten Maximalwert angenommen hat. In diesem Fall läuft <draw:frame draw:style-name="fr7" draw:name="Object19" text:anchor-type="as-char" svg:y="-0.1484in" svg:width="0.1665in" svg:height="0.1839in" draw:z-index="71"><draw:object xlink:href="./Object 19" xlink:type="simple" xlink:show="embed" xlink:actuate="onLoad"/><draw:image xlink:href="./ObjectReplacements/Object 19" xlink:type="simple" xlink:show="embed" xlink:actuate="onLoad"/><svg:desc>formula</svg:desc></draw:frame>von 0s bis 4s und das pro Durchlauf in 0,1s Schritten.</text:p>
      <text:p text:style-name="P35">Die erste if-Bedingung in Abbildung XX prüft nach, ob es einen Fehler gibt. Erst durch den Sprung in den „else“ - Zweig wird die eigentliche Rechnung begonnen.</text:p>
      <text:p text:style-name="P35">Die Bedingung „if x_d(2) &lt; ((A+b)/2)“ ist solange zutreffend, bis das Auto zur Hälfte in der Parklücke steht, vgl Abbildung XX (Schematisches Einparken). Im „else“ - Zweig dieser Bedingung stehen die Gleichungen (8) und (9) in einer leicht modifizierten Variante. <text:span text:style-name="T37">Da die Simulation der Bewegung nicht erneut am Nullpunkt beginnen sollen, werden die </text:span><text:soft-page-break/><text:span text:style-name="T37">Ergebnisse des letzten Schleifendurchlaufs für die Bewegung S</text:span><text:span text:style-name="T23">1 </text:span><text:span text:style-name="T37">auf die entsprechenden Real – und Imaginärteil aufaddiert, sodass S</text:span><text:span text:style-name="T23">2 </text:span><text:span text:style-name="T29">diekt an S</text:span><text:span text:style-name="T23">1 </text:span><text:span text:style-name="T29">anschließt.</text:span></text:p>
      <text:p text:style-name="P32">Die weiteren verwendeten Formelzeichen werden in Abbildung XX eingeführt.</text:p>
      <text:p text:style-name="P32"><draw:frame draw:style-name="fr1" draw:name="Frame11" text:anchor-type="paragraph" svg:width="5.3693in" draw:z-index="69"><draw:text-box fo:min-height="1.9937in"><text:p text:style-name="Abbildung"><draw:frame draw:style-name="fr6" draw:name="Image13" text:anchor-type="paragraph" svg:width="5.3693in" svg:height="1.9937in" style:rel-height="scale" draw:z-index="73"><draw:image xlink:href="Pictures/10000000000002A4000000FB0FCBA165A361F94E.png" xlink:type="simple" xlink:show="embed" xlink:actuate="onLoad"/></draw:frame>Abbildung <text:sequence text:ref-name="refAbbildung4" text:name="Abbildung" text:formula="ooow:Abbildung+1" style:num-format="1">5</text:sequence>: Definition der Konstanten im Scilab Code</text:p></draw:text-box></draw:frame></text:p>
      <text:p text:style-name="P33">Das Ergebnis dieser Simulation ist in Abbildung XX zu sehen.</text:p>
      <text:p text:style-name="P33"><draw:frame draw:style-name="fr1" draw:name="Frame10" text:anchor-type="paragraph" svg:width="4.8909in" draw:z-index="67"><draw:text-box fo:min-height="3.661in"><text:p text:style-name="Abbildung"><draw:frame draw:style-name="fr5" draw:name="Image12" text:anchor-type="paragraph" svg:width="4.7465in" svg:height="3.5528in" style:rel-height="scale" draw:z-index="68"><draw:image xlink:href="Pictures/1000000000000219000001922CC1FB5B3F3B07EC.png" xlink:type="simple" xlink:show="embed" xlink:actuate="onLoad"/></draw:frame>Abbildung <text:sequence text:ref-name="refAbbildung5" text:name="Abbildung" text:formula="ooow:Abbildung+1" style:num-format="1">6</text:sequence>: Simulation des Einparkvorgangs in Scilab</text:p></draw:text-box></draw:frame></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6">Aus diesem Graphen lassen sich nun einige Erkenntnisse ziehen:</text:p>
      <text:p text:style-name="P36">- Bei einem Abstand von sechs Zentimetern des Autos zum rechtsstehenden Fahrzeug wird für den Einparkvorgang 26 cm überstrichen, somit liegt der Umschlagpunkt für die Lenkung bei 13 cm</text:p>
      <text:p text:style-name="P36">- In x-Richtung werden 60 cm benötigt</text:p>
      <text:p text:style-name="P36"><text:soft-page-break/>- Die Gleichungen zur Simultierung des Einparkens scheinen korrekt zu sein und können für einen Algorithmus verwendet werden</text:p>
      <text:h text:style-name="P79" text:outline-level="2"><text:bookmark-start text:name="__RefHeading___Toc3922_1754984606"/>Konstruktion des Autos<text:bookmark-end text:name="__RefHeading___Toc3922_1754984606"/></text:h>
      <text:p text:style-name="P15">Für das Mindestorms System werden Anleitungen für mögliche Roboter bereits mitgeliefert. Für diese Arbeit soll das Fahrzeug möglichst einem realen Auto ähneln. Dies ist ursprünglich nicht vorgesehen. Somit wird das Auto ein neues Design.</text:p>
      <text:h text:style-name="P87" text:outline-level="3"><text:bookmark-start text:name="__RefHeading___Toc1033_74400679"/>Konzept<text:bookmark-end text:name="__RefHeading___Toc1033_74400679"/></text:h>
      <text:p text:style-name="P17">Besonders auf die Lenkung muss wert gelegt werden, so dass sie sich möglichst real steuern lässt. Gelenkt wird bei vielen Autos an der Vorderachse, während an der Hinterachse der Motor die Reifen antreibt und so für die Geschwindigkeit sorgt. Somit werden in dem Fahrzeug zwei Motoren benötigt. </text:p>
      <text:p text:style-name="P17">Bei den Sensoren werden zwei Ultraschallsensoren für die Abstandsmessung und ein Berührungssensor für das Starten des Einparkvorgangs benötigt. Abbildung XX zeigt die Positionen der Sensoren und Motoren und der Zentraleinheit.</text:p>
      <text:p text:style-name="P17"><draw:frame draw:style-name="fr1" draw:name="Frame5" text:anchor-type="paragraph" svg:width="6.6929in" draw:z-index="35"><draw:text-box fo:min-height="4.7319in"><text:p text:style-name="Abbildung"><draw:frame draw:style-name="fr5" draw:name="Image6" text:anchor-type="paragraph" svg:width="6.6929in" svg:height="4.7319in" style:rel-height="scale" draw:z-index="36"><draw:image xlink:href="Pictures/10000000000004630000031A9555CA8609DA7408.jpg" xlink:type="simple" xlink:show="embed" xlink:actuate="onLoad"/></draw:frame>Abbildung <text:sequence text:ref-name="refAbbildung6" text:name="Abbildung" text:formula="ooow:Abbildung+1" style:num-format="1">7</text:sequence>: Positionierung der Komponenten auf dem Fahrzeug</text:p></draw:text-box></draw:frame><text:soft-page-break/>Der Ultraschallsensor an der Vorderachse überprüft den Abstand des Autos zur rechten Seite. Damit wird verhindert, das das Auto einem Hindernis zu nahe kommt. Ebenso wird die Tiefe einer Parklücke vermessen und der Start- und Endzeitpunkt einer Parklücke kann bestimmt werden. Der Ultraschallsensor an der Hinterachse dient zur Überprüfung, ob beim Einparken das hintere Hindernis in Gefahr ist. Dies ist ein reiner Sicherheitsmechanismus, da theoretisch durch die Berechnung ein Anstoßen nach hinten ausgeschlossen wird.</text:p>
      <text:p text:style-name="P17">Der Berührungssensor wird zentral am Fahrzeug angebracht. Im Normalfall fährt das Auto geradeaus. Soll eingeparkt werden, kann der Fahrzeugführer in diesen Modus wechseln, durch betätigen des Sensors. Ab diesem Zeitpunkt überprüft das Auto alle möglichen Parklücken und startet bei positivem Bewertungsergebnis den Einparkvorgang. </text:p>
      <text:p text:style-name="P17">Die beiden Motoren dienen an der Vorderachse zum Lenken des Fahrzeugs und an der Hinterachse zum Beschleunigen des Fahrzeugs.</text:p>
      <text:p text:style-name="P17">An die Zentraleinheit werden alle Sensoren und Motoren angeschlossen. Ebenso läuft das Anwendungsprogramm auf diesem ab. Sie wird möglichst zentral und nahe dem eigentlichen Fahrzeug positioniert. Dies ist notwendig, da aufgrund des Gewichts das System schwingt, je weiter <text:s/>der Brick vom Boden entfernt ist.</text:p>
      <text:h text:style-name="P87" text:outline-level="3"><text:bookmark-start text:name="__RefHeading___Toc1035_74400679"/><text:soft-page-break/>Lenkung<text:bookmark-end text:name="__RefHeading___Toc1035_74400679"/></text:h>
      <text:p text:style-name="P19">Die Herausforderung bei der Lenkung liegt darin, die vertikale Bewegung des Motors in eine horizontale zu verwandeln, so dass die Reifen gedreht werden können. Abbildung XX zeigt das Auto von der Vorderansicht.</text:p>
      <text:p text:style-name="P19"><draw:frame draw:style-name="fr2" draw:name="Frame7" text:anchor-type="paragraph" svg:x="0in" svg:y="0.1in" svg:width="6.6929in" draw:z-index="41"><draw:text-box fo:min-height="3.7646in"><text:p text:style-name="Abbildung"><draw:frame draw:style-name="fr5" draw:name="Image8" text:anchor-type="paragraph" svg:width="6.6929in" svg:height="3.7646in" style:rel-height="scale" draw:z-index="42"><draw:image xlink:href="Pictures/10000000000006600000039640551E3876F25060.jpg" xlink:type="simple" xlink:show="embed" xlink:actuate="onLoad"/></draw:frame>Abbildung <text:sequence text:ref-name="refAbbildung7" text:name="Abbildung" text:formula="ooow:Abbildung+1" style:num-format="1">8</text:sequence>: Auto von vorne, Lenkung</text:p></draw:text-box></draw:frame><text:soft-page-break/>Der verwendete Motor ist in Abbildung XX zu sehen.</text:p>
      <text:p text:style-name="P19">→ Abbildung vom Motor für die Lenkung</text:p>
      <text:p text:style-name="P19">Dieser rotiert für eine bestimmte Gradzahl und bewegt damit das in Abbildung XX zu sehende Zahnrad zentral vorne am Auto. Das Zahnrad greift in eine ebenso gezahnte Leiste, die dann die Reifen verdreht. Dadurch kommt die Lenkbewegung zustande.</text:p>
      <text:p text:style-name="P19"><draw:frame draw:style-name="fr1" draw:name="Frame8" text:anchor-type="paragraph" svg:width="6.6929in" draw:z-index="43"><draw:text-box fo:min-height="3.7646in"><text:p text:style-name="Abbildung"><draw:frame draw:style-name="fr5" draw:name="Image9" text:anchor-type="paragraph" svg:width="6.6929in" svg:height="3.7646in" style:rel-height="scale" draw:z-index="44"><draw:image xlink:href="Pictures/100000000000066000000396A71EC4594C066A02.jpg" xlink:type="simple" xlink:show="embed" xlink:actuate="onLoad"/></draw:frame>Abbildung <text:sequence text:ref-name="refAbbildung8" text:name="Abbildung" text:formula="ooow:Abbildung+1" style:num-format="1">9</text:sequence>: Lenkung von unten</text:p></draw:text-box></draw:frame><text:soft-page-break/>Um die Reifen auch manuell bewegen zu können, wurde ein weiteres Zahnrad angebracht, das in Abbildung XX zu sehen ist. Dieses kann verwe<text:span text:style-name="T34">n</text:span>det werden, um die Reifen gerade auszurichten.</text:p>
      <text:h text:style-name="P88" text:outline-level="3"><text:bookmark-start text:name="__RefHeading___Toc1037_74400679"/>Ergebnis des Autobaus<text:bookmark-end text:name="__RefHeading___Toc1037_74400679"/></text:h>
      <text:p text:style-name="P25">Abbildung XX zeigt das Auto, wie es zusammengesetzt aussieht.</text:p>
      <text:p text:style-name="P25"><draw:frame draw:style-name="fr1" draw:name="Frame9" text:anchor-type="paragraph" svg:width="6.6929in" draw:z-index="45"><draw:text-box fo:min-height="3.7646in"><text:p text:style-name="Abbildung"><draw:frame draw:style-name="fr5" draw:name="Image10" text:anchor-type="paragraph" svg:width="6.6929in" svg:height="3.7646in" style:rel-height="scale" draw:z-index="46"><draw:image xlink:href="Pictures/100000000000066000000396B33B340CC08E6F6F.jpg" xlink:type="simple" xlink:show="embed" xlink:actuate="onLoad"/></draw:frame>Abbildung <text:sequence text:ref-name="refAbbildung9" text:name="Abbildung" text:formula="ooow:Abbildung+1" style:num-format="1">10</text:sequence>: Verwendetes Auto</text:p></draw:text-box></draw:frame><text:soft-page-break/>Zur besseren Sichtbarkeit wurde für dieses Bild auf die benötigten Kabel zwischen Zentraleinheit, Sensoren und Aktoren verzichtet.</text:p>
      <text:h text:style-name="P79" text:outline-level="2"><text:bookmark-start text:name="__RefHeading___Toc3924_1754984606"/>Softwarekonzept<text:bookmark-end text:name="__RefHeading___Toc3924_1754984606"/></text:h>
      <text:h text:style-name="P89" text:outline-level="3"><text:bookmark-start text:name="__RefHeading___Toc3926_1754984606"/>Zustandsgraph<text:bookmark-end text:name="__RefHeading___Toc3926_1754984606"/></text:h>
      <text:p text:style-name="P10">Der Algorithmus wird in Form eines Zustandsübergangsdiagramms dargestellt. Dieser ist in Abbildung XX zu sehen.</text:p>
      <text:p text:style-name="P18"><draw:frame draw:style-name="fr1" draw:name="Frame6" text:anchor-type="paragraph" svg:width="6.6929in" draw:z-index="37"><draw:text-box fo:min-height="4.7319in"><text:p text:style-name="Abbildung"><draw:frame draw:style-name="fr5" draw:name="Image7" text:anchor-type="paragraph" svg:width="6.6929in" svg:height="4.7319in" style:rel-height="scale" draw:z-index="40"><draw:image xlink:href="Pictures/10000000000004630000031AC506A94926EBCBA5.jpg" xlink:type="simple" xlink:show="embed" xlink:actuate="onLoad"/></draw:frame>Abbildung <text:sequence text:ref-name="refAbbildung10" text:name="Abbildung" text:formula="ooow:Abbildung+1" style:num-format="1">11</text:sequence>: Zustandsautomat</text:p></draw:text-box></draw:frame><text:soft-page-break/>In folgender Tabelle XXX wird die Bedeutung der in Abbildung XX verwendeten Buchstaben erklärt.</text:p>
      <table:table table:name="Table3" table:style-name="Table3">
        <table:table-column table:style-name="Table3.A"/>
        <table:table-column table:style-name="Table3.B"/>
        <table:table-row>
          <table:table-cell table:style-name="Table3.A1" office:value-type="string">
            <text:p text:style-name="P50">Zeichen</text:p>
          </table:table-cell>
          <table:table-cell table:style-name="Table3.B1" office:value-type="string">
            <text:p text:style-name="P50">Bedeutung</text:p>
          </table:table-cell>
        </table:table-row>
        <table:table-row>
          <table:table-cell table:style-name="Table3.A2" office:value-type="string">
            <text:p text:style-name="P50">q0, q1, q2 ,q3, q4</text:p>
          </table:table-cell>
          <table:table-cell table:style-name="Table3.B2" office:value-type="string">
            <text:p text:style-name="P50">Zustände im Programmablauf</text:p>
          </table:table-cell>
        </table:table-row>
        <table:table-row>
          <table:table-cell table:style-name="Table3.A2" office:value-type="string">
            <text:p text:style-name="P50">d</text:p>
          </table:table-cell>
          <table:table-cell table:style-name="Table3.B2" office:value-type="string">
            <text:p text:style-name="P50">Abstand des Fahrzeugs nach rechts</text:p>
          </table:table-cell>
        </table:table-row>
        <table:table-row>
          <table:table-cell table:style-name="Table3.A2" office:value-type="string">
            <text:p text:style-name="P50">b</text:p>
          </table:table-cell>
          <table:table-cell table:style-name="Table3.B2" office:value-type="string">
            <text:p text:style-name="P50">Maximaler Abstand zum Beginn des Einparkens</text:p>
          </table:table-cell>
        </table:table-row>
        <table:table-row>
          <table:table-cell table:style-name="Table3.A2" office:value-type="string">
            <text:p text:style-name="P50">t</text:p>
          </table:table-cell>
          <table:table-cell table:style-name="Table3.B2" office:value-type="string">
            <text:p text:style-name="P50">Abstand zwischen zwei Hindernissen, bzw. Gemessene Größe der Parklücke</text:p>
          </table:table-cell>
        </table:table-row>
        <table:table-row>
          <table:table-cell table:style-name="Table3.A2" office:value-type="string">
            <text:p text:style-name="P50">l</text:p>
          </table:table-cell>
          <table:table-cell table:style-name="Table3.B2" office:value-type="string">
            <text:p text:style-name="P50">Mindestlänge der Parklücke</text:p>
          </table:table-cell>
        </table:table-row>
      </table:table>
      <text:p text:style-name="Tabelle">Tabelle <text:sequence text:ref-name="refTabelle1" text:name="Tabelle" text:formula="ooow:Tabelle+1" style:num-format="1">2</text:sequence>: Erklärung der Zeichen in der Abbildung XXX</text:p>
      <text:p text:style-name="P10"/>
      <text:p text:style-name="P10">Der Einparkvorgang beginnt im Zustand q0. Für den nächsten gibt es zwei Möglichkeiten. Befindet sich rechts neben dem Fahrzeug ein Hindernis in weniger als 15 Zentimetern Abstand <text:span text:style-name="T30">wechselt das Programm in den Zustand q1. Sowohl aus q0 also auch aus q1 kann in den Zustand q2 gesprungen werden, falls der Abstand nach rechts größer als 15 Zentimetern ist, also eine Parklücke vorhanden ist. In diesem Zustand wird zu Beginn der </text:span><text:soft-page-break/><text:span text:style-name="T30">aktuelle Stand des Motors aufgenommen, um später überprüfen zu können, ob die Parklücke groß genug ist. Das Auto fährt nun an diesem Punkt weiter geradeaus, bis das nächste Auto auf der rechten Seite erkannt wird. Hier wird erneut der Stand des Motors aufgenommen und mit dem zum Start der Lücke verglichen. Ergibt die Prüfung, dass die Parklücke groß genug ist, wird in den Zustand q3 gesprungen und der </text:span><text:span text:style-name="T2">Einparkvorgang</text:span><text:span text:style-name="T30"> eingeleitet. Ist die Lücke zu klein wird zurück in den Zustand q1 gewechselt.</text:span></text:p>
      <text:h text:style-name="P89" text:outline-level="3"><text:bookmark-start text:name="__RefHeading___Toc3928_1754984606"/>Algorithmus<text:bookmark-end text:name="__RefHeading___Toc3928_1754984606"/></text:h>
      <text:p text:style-name="P37"/>
      <text:h text:style-name="P80" text:outline-level="2"><text:bookmark-start text:name="__RefHeading___Toc194_1920390947"/>Testkonzept<text:bookmark-end text:name="__RefHeading___Toc194_1920390947"/></text:h>
      <text:p text:style-name="P38">Wenn die Durchführung abgeschlossen ist, muss auch das korrekte Verhalten des Autos getestet werden. Abbildung XX zeigt den geplanten Testlauf.</text:p>
      <text:p text:style-name="P38"><draw:frame draw:style-name="fr2" draw:name="Frame12" text:anchor-type="paragraph" svg:x="0.3965in" svg:y="0.2752in" svg:width="3.8398in" draw:z-index="74"><draw:text-box fo:min-height="5.4299in"><text:p text:style-name="Abbildung"><draw:frame draw:style-name="fr5" draw:name="Image14" text:anchor-type="paragraph" svg:width="3.8398in" svg:height="5.4299in" style:rel-height="scale" draw:z-index="75"><draw:image xlink:href="Pictures/100000000000031A00000463E1BAFB1FBD84F163.jpg" xlink:type="simple" xlink:show="embed" xlink:actuate="onLoad"/></draw:frame>Abbildung <text:sequence text:ref-name="refAbbildung11" text:name="Abbildung" text:formula="ooow:Abbildung+1" style:num-format="1">12</text:sequence>: Testparcour zur Erfolgskontrolle</text:p></draw:text-box></draw:frame></text:p>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text:soft-page-break/>Der Parcour soll zweimal durchfahren werden. Im ersten Durchlauf ohne Aktivieren des Parkassistenten, so dass das Auto einfach geradeaus vorbeifährt. Im zweiten Durchlauf wird dann der Parkassistent neben dem ersten Fahrzeug aktiviert. <text:span text:style-name="T38">Die erste Parklücke soll ignoriert werden, da sie zu klein ist. Die zweite Parklücke jedoch ist passend von der Größe. Das Auto soll hier einparken.</text:span></text:p>
      <text:h text:style-name="P74" text:outline-level="1"><text:bookmark-start text:name="__RefHeading___Toc196_1920390947"/>Beschreibung der Umsetzung<text:bookmark-end text:name="__RefHeading___Toc196_1920390947"/></text:h>
      <text:h text:style-name="P78" text:outline-level="2"><text:bookmark-start text:name="__RefHeading___Toc198_1920390947"/>Auzüge aus dem Code<text:bookmark-end text:name="__RefHeading___Toc198_1920390947"/></text:h>
      <text:h text:style-name="P81" text:outline-level="2"><text:bookmark-start text:name="__RefHeading___Toc3949_1754984606"/>(Iterative Entwicklungsschritte)<text:bookmark-end text:name="__RefHeading___Toc3949_1754984606"/></text:h>
      <text:h text:style-name="P80" text:outline-level="2"><text:bookmark-start text:name="__RefHeading___Toc200_1920390947"/>Umsetzung des Testkonzepts<text:bookmark-end text:name="__RefHeading___Toc200_1920390947"/></text:h>
      <text:h text:style-name="P82" text:outline-level="2"><text:bookmark-start text:name="__RefHeading___Toc3930_1754984606"/>Soll-/Ist-Analyse<text:bookmark-end text:name="__RefHeading___Toc3930_1754984606"/></text:h>
      <text:h text:style-name="P74" text:outline-level="1"><text:bookmark-start text:name="__RefHeading___Toc204_1920390947"/>Fazit und Ausblick<text:bookmark-end text:name="__RefHeading___Toc204_1920390947"/></text:h>
      <text:h text:style-name="Heading_20_1" text:outline-level="1" text:is-list-header="true"/>
      <text:h text:style-name="P75" text:outline-level="1"><text:bookmark-start text:name="__RefHeading___Toc4341_1920390947"/>Anhang<text:bookmark-end text:name="__RefHeading___Toc4341_1920390947"/></text:h>
      <text:p text:style-name="P70"><text:a xlink:type="simple" xlink:href="https://www.adac.de/infotestrat/technik-und-zubehoer/fahrerassistenzsysteme/grundlagen/default.aspx?ComponentId=236162&amp;SourcePageId=227535" text:style-name="Internet_20_link" text:visited-style-name="Visited_20_Internet_20_Link">https://www.adac.de/infotestrat/technik-und-zubehoer/fahrerassistenzsysteme/grundlagen/default.aspx?ComponentId=236162&amp;SourcePageId=227535</text:a></text:p>
      <text:p text:style-name="P69">http://www.bgbl.de/xaver/bgbl/text.xav?SID=&amp;tf=xaver.component.Text_0&amp;tocf=&amp;qmf=&amp;hlf=xaver.component.Hitlist_0&amp;bk=bgbl&amp;start=%2F%2F*%5B%40node_id%3D%271186070%27%5D&amp;skin=pdf&amp;tlevel=-2&amp;nohis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ans-serif" svg:font-family="sans-serif"/>
    <style:font-face style:name="Liberation Serif1" svg:font-family="'Liberation Serif'" style:font-family-generic="roman"/>
    <style:font-face style:name="FreeSans1" svg:font-family="Free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de" fo:country="D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fo:text-align="start" style:justify-single-word="false"/>
      <style:text-properties style:font-name="Arial" fo:font-family="Arial" style:font-family-generic="swiss" style:font-pitch="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ame_20_contents" style:display-name="Frame contents" style:family="paragraph" style:parent-style-name="Standard" style:class="extra"/>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parent-style-name="Standard" style:class="extra">
      <style:paragraph-properties fo:margin-top="0in" fo:margin-bottom="0.0417in" loext:contextual-spacing="false" text:number-lines="false" text:line-number="0"/>
    </style:style>
    <style:style style:name="Signature" style:family="paragraph" style:parent-style-name="Standard" style:class="text">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Salutation" style:family="paragraph" style:parent-style-name="Standard" style:class="text">
      <style:paragraph-properties text:number-lines="false" text:line-number="0"/>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in" fo:margin-bottom="0.0417in" loext:contextual-spacing="false" text:number-lines="false" text:line-number="0"/>
    </style:style>
    <style:style style:name="Bibliography_20_1" style:display-name="Bibliography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1" style:display-name="Contents 1" style:family="paragraph" style:parent-style-name="Index" style:class="index">
      <style:paragraph-properties fo:margin-left="0in" fo:margin-right="0in" fo:line-height="150%"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line-height="150%"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line-height="150%" fo:text-indent="0in" style:auto-text-indent="fals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3" style:display-name="User Index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User_20_Index_20_4" style:display-name="User Index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User_20_Index_20_5" style:display-name="User Index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User_20_Index_20_6" style:display-name="User Index 6" style:family="paragraph" style:parent-style-name="Index" style:class="index">
      <style:paragraph-properties fo:margin-left="0.9827in" fo:margin-right="0in" fo:text-indent="0in" style:auto-text-indent="false">
        <style:tab-stops>
          <style:tab-stop style:position="5.7102in" style:type="right" style:leader-style="dotted" style:leader-text="."/>
        </style:tab-stops>
      </style:paragraph-properties>
    </style:style>
    <style:style style:name="User_20_Index_20_7" style:display-name="User Index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User_20_Index_20_8" style:display-name="User Index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User_20_Index_20_9" style:display-name="User Index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ndex_20_3" style:display-name="Index 3" style:family="paragraph" style:parent-style-name="Index" style:class="index">
      <style:paragraph-properties fo:margin-left="0.3929in" fo:margin-right="0in" fo:text-indent="0in" style:auto-text-indent="false"/>
    </style:style>
    <style:style style:name="Index_20_Separator" style:display-name="Index Separator" style:family="paragraph" style:parent-style-name="Index" style:class="index">
      <style:paragraph-properties fo:margin-left="0in" fo:margin-right="0in" fo:text-indent="0in" style:auto-text-indent="false"/>
    </style:style>
    <style:style style:name="Object_20_index_20_1" style:display-name="Object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Index_20_1" style:display-name="Index 1" style:family="paragraph" style:parent-style-name="Index" style:class="index">
      <style:paragraph-properties fo:margin-left="0in" fo:margin-right="0in" fo:text-indent="0in" style:auto-text-indent="false"/>
    </style:style>
    <style:style style:name="Index_20_2" style:display-name="Index 2" style:family="paragraph" style:parent-style-name="Index" style:class="index">
      <style:paragraph-properties fo:margin-left="0.1965in" fo:margin-right="0in" fo:text-indent="0in" style:auto-text-indent="fals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Abbildung" style:family="paragraph" style:parent-style-name="Caption"/>
    <style:style style:name="Tabelle" style:family="paragraph" style:parent-style-name="Caption"/>
    <style:style style:name="Gleichung" style:family="paragraph" style:parent-style-name="Caption"/>
    <style:style style:name="Numbering_20_Symbols" style:display-name="Numbering Symbols" style:family="text"/>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style:tab-stops>
          <style:tab-stop style:position="4.0626in" style:type="center"/>
          <style:tab-stop style:position="6.6929in" style:type="right"/>
        </style:tab-stops>
      </style:paragraph-properties>
      <style:text-properties officeooo:paragraph-rsid="002578c1"/>
    </style:style>
    <style:style style:name="MP2" style:family="paragraph" style:parent-style-name="Header">
      <style:paragraph-properties>
        <style:tab-stops>
          <style:tab-stop style:position="4.062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P3" style:family="paragraph" style:parent-style-name="Header">
      <style:paragraph-properties>
        <style:tab-stops>
          <style:tab-stop style:position="5.3736in" style:type="center"/>
          <style:tab-stop style:position="6.6929in" style:type="right"/>
        </style:tab-stops>
      </style:paragraph-properties>
      <style:text-properties fo:font-size="10.5pt" fo:font-weight="normal" officeooo:paragraph-rsid="002578c1" style:font-size-asian="10.5pt" style:font-weight-asian="normal" style:font-size-complex="10.5pt" style:font-weight-complex="normal"/>
    </style:style>
    <style:style style:name="Mfr1" style:family="graphic" style:parent-style-name="Graphics">
      <style:graphic-properties fo:margin-left="0.1252in" fo:margin-right="0.1252in" fo:margin-top="0in" fo:margin-bottom="0.0083in" style:run-through="background"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flow-with-text="true"/>
    </style:style>
    <style:page-layout style:name="Mpm1">
      <style:page-layout-properties fo:page-width="8.2681in" fo:page-height="11.6929in" style:num-format="1" style:print-orientation="portrait" fo:margin-top="0.3646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svg:height="0.8161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lef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7">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2681in" fo:page-height="11.6929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char" svg:x="-0.0654in" svg:y="-0.8945in" svg:width="2.1457in" svg:height="1.0957in" draw:z-index="24"><draw:image xlink:href="Pictures/10000000000001D9000000F16103FF80AF725A02.jpg" xlink:type="simple" xlink:show="embed" xlink:actuate="onLoad"/><svg:desc>C:\Users\D0253800\Desktop\Bericht\DHBW_d_KA_46mm_RGB_300dpi-rand-weiss_jpg.jpg</svg:desc></draw:frame><text:tab/><text:tab/></text:p>
        <text:p text:style-name="MP2"><text:tab/><text:tab/>Simulation von autonomen Einparken </text:p>
        <text:p text:style-name="MP3"><text:tab/>mit dem Kleinroboter von Lego</text:p>
      </style:header>
      <style:header-first>
        <text:p text:style-name="MP1"><draw:frame draw:style-name="Mfr1" draw:name="Image3" text:anchor-type="char" svg:x="-0.0654in" svg:y="-0.8945in" svg:width="2.1457in" svg:height="1.0957in" draw:z-index="25"><draw:image xlink:href="Pictures/10000000000001D9000000F14CE8829BEFB31138.jpg" xlink:type="simple" xlink:show="embed" xlink:actuate="onLoad"/><svg:desc>C:\Users\D0253800\Desktop\Bericht\DHBW_d_KA_46mm_RGB_300dpi-rand-weiss_jpg.jpg</svg:desc></draw:frame><text:tab/><text:tab/></text:p>
        <text:p text:style-name="MP2"><text:tab/>Simulation von autonomen Einparken mit dem Kleinroboter von Lego</text:p>
      </style:header-first>
      <style:footer>
        <text:p text:style-name="Footer"><text:page-number text:select-page="current">25</text:page-number></text:p>
      </style:footer>
      <style:footer-first>
        <text:p text:style-name="Footer"/>
      </style:footer-first>
    </style:master-page>
    <style:master-page style:name="First_20_Page" style:display-name="First Page"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footer>
        <text:p text:style-name="Footer"/>
      </style:footer>
    </style:master-page>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1-03T13:00:45.248772854</meta:creation-date>
    <dc:date>2016-04-06T09:57:47.664205944</dc:date>
    <meta:editing-duration>P1DT1H26M33S</meta:editing-duration>
    <meta:editing-cycles>47</meta:editing-cycles>
    <meta:generator>LibreOffice/5.0.5.2$Linux_X86_64 LibreOffice_project/00m0$Build-2</meta:generator>
    <meta:document-statistic meta:table-count="4" meta:image-count="15" meta:object-count="19" meta:page-count="25" meta:paragraph-count="223" meta:word-count="2804" meta:character-count="19950" meta:non-whitespace-character-count="17344"/>
  </office:meta>
</office:document-meta>
</file>

<file path=Object 1/content.xml><?xml version="1.0" encoding="utf-8"?>
<math xmlns="http://www.w3.org/1998/Math/MathML" display="block">
  <semantics>
    <mfrac>
      <mrow>
        <mi>Δ</mi>
        <mi mathvariant="normal">φ</mi>
      </mrow>
      <mrow>
        <mi>Δ</mi>
        <mi>t</mi>
      </mrow>
    </mfrac>
    <annotation encoding="StarMath 5.0"> {Δ %varphi} over {Δ t} 

</annotation>
  </semantics>
</math>
</file>

<file path=Object 10/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row>
              <mo stretchy="false">−</mo>
              <mi>j</mi>
            </mrow>
            <mi mathvariant="normal">ω</mi>
            <mi>t</mi>
          </mrow>
        </msup>
      </mrow>
    </mrow>
    <annotation encoding="StarMath 5.0"> vec v_0 = abs{v_0} * func e^{-j %omega t}  </annotation>
  </semantics>
</math>
</file>

<file path=Object 11/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row>
                  <mo stretchy="false">−</mo>
                  <mi>j</mi>
                </mrow>
                <mi mathvariant="normal">ω</mi>
                <mi mathvariant="normal">τ</mi>
              </mrow>
            </msup>
            <mi>d</mi>
            <mi mathvariant="normal">τ</mi>
          </mrow>
        </mtd>
      </mtr>
      <mtr>
        <mtd>
          <mrow>
            <mtext>=</mtext>
            <mi>j</mi>
            <mrow>
              <mfrac>
                <mrow>
                  <mo fence="true" stretchy="true">|</mo>
                  <mrow>
                    <msub>
                      <mi>v</mi>
                      <mn>0</mn>
                    </msub>
                  </mrow>
                  <mo fence="true" stretchy="true">|</mo>
                </mrow>
                <mi mathvariant="normal">ω</mi>
              </mfrac>
              <mo stretchy="false">⋅</mo>
              <mrow>
                <mo fence="true" stretchy="false">(</mo>
                <mrow>
                  <mrow>
                    <msup>
                      <mi mathvariant="normal">e</mi>
                      <mrow>
                        <mrow>
                          <mo stretchy="false">−</mo>
                          <mi>j</mi>
                        </mrow>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row>
                      <mo stretchy="false">−</mo>
                      <mn>1</mn>
                    </mrow>
                    <mo stretchy="false">+</mo>
                    <msup>
                      <mi mathvariant="normal">e</mi>
                      <mrow>
                        <mrow>
                          <mo stretchy="false">−</mo>
                          <mi>j</mi>
                        </mrow>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row>
                      <mo stretchy="false">−</mo>
                      <mi>j</mi>
                    </mrow>
                    <mo stretchy="false">+</mo>
                    <msup>
                      <mi mathvariant="normal">e</mi>
                      <mrow>
                        <mi>j</mi>
                        <mo stretchy="false">⋅</mo>
                        <mrow>
                          <mo fence="true" stretchy="false">(</mo>
                          <mrow>
                            <mrow>
                              <mi mathvariant="normal">ω</mi>
                              <mi>t</mi>
                            </mrow>
                          </mrow>
                          <mo fence="true" stretchy="false">)</mo>
                        </mrow>
                      </mrow>
                    </msup>
                  </mrow>
                </mrow>
                <mo fence="true" stretchy="false">)</mo>
              </mrow>
            </mrow>
          </mrow>
        </mtd>
      </mtr>
      <mtr>
        <mtd>
          <mrow/>
        </mtd>
      </mtr>
      <mtr>
        <mtd>
          <mrow>
            <mrow>
              <mtext>=</mtext>
              <mo stretchy="false">−</mo>
              <mi>j</mi>
            </mrow>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i>t</mi>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 newline newline
"=" -j {abs v_0} over {%omega} + {abs v_0} over {%omega} cdot func e^{ j cdot (%omega t )} newline</annotation>
  </semantics>
</math>
</file>

<file path=Object 12/content.xml><?xml version="1.0" encoding="utf-8"?>
<math xmlns="http://www.w3.org/1998/Math/MathML" display="block">
  <semantics>
    <mrow>
      <mtext>realteil_von_(4)</mtext>
      <mo stretchy="false">=</mo>
      <mfrac>
        <msub>
          <mi>v</mi>
          <mn>0</mn>
        </msub>
        <mrow>
          <mrow>
            <mi mathvariant="normal">ω</mi>
            <mo stretchy="false">⋅</mo>
            <mi>cos</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annotation encoding="StarMath 5.0">"realteil_von_(4)" = {v_0} over {%omega cdot cos(%omega cdot t(k) - {%pi} over {2}) } </annotation>
  </semantics>
</math>
</file>

<file path=Object 13/content.xml><?xml version="1.0" encoding="utf-8"?>
<math xmlns="http://www.w3.org/1998/Math/MathML" display="block">
  <semantics>
    <mrow>
      <mtext>imaginärteil_von_(4)</mtext>
      <mo stretchy="false">=</mo>
      <mrow>
        <mfrac>
          <msub>
            <mi>v</mi>
            <mn>0</mn>
          </msub>
          <mi mathvariant="normal">ω</mi>
        </mfrac>
        <mo stretchy="false">+</mo>
        <mfrac>
          <msub>
            <mi>v</mi>
            <mn>0</mn>
          </msub>
          <mrow>
            <mrow>
              <mi mathvariant="normal">ω</mi>
              <mo stretchy="false">⋅</mo>
              <mi>sin</mi>
            </mrow>
            <mrow>
              <mo fence="true" stretchy="false">(</mo>
              <mrow>
                <mrow>
                  <mrow>
                    <mi mathvariant="normal">ω</mi>
                    <mo stretchy="false">⋅</mo>
                    <mi>t</mi>
                  </mrow>
                  <mrow>
                    <mrow>
                      <mo fence="true" stretchy="false">(</mo>
                      <mrow>
                        <mi>k</mi>
                      </mrow>
                      <mo fence="true" stretchy="false">)</mo>
                    </mrow>
                    <mo stretchy="false">−</mo>
                    <mfrac>
                      <mi mathvariant="normal">π</mi>
                      <mn>2</mn>
                    </mfrac>
                  </mrow>
                </mrow>
              </mrow>
              <mo fence="true" stretchy="false">)</mo>
            </mrow>
          </mrow>
        </mfrac>
      </mrow>
    </mrow>
    <annotation encoding="StarMath 5.0">"imaginärteil_von_(4)"= {v_0} over {%omega } + {v_0} over {%omega cdot sin(%omega cdot t(k)- {%pi} over {2} ) }</annotation>
  </semantics>
</math>
</file>

<file path=Object 14/content.xml><?xml version="1.0" encoding="utf-8"?>
<math xmlns="http://www.w3.org/1998/Math/MathML" display="block">
  <semantics>
    <mrow>
      <mtext>realteil_von_(5)</mtext>
      <mo stretchy="false">=</mo>
      <mfrac>
        <msub>
          <mi>v</mi>
          <mn>0</mn>
        </msub>
        <mrow>
          <mrow>
            <mi mathvariant="normal">ω</mi>
            <mo stretchy="false">⋅</mo>
            <mi>cos</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annotation encoding="StarMath 5.0">"realteil_von_(5)" = {v_0} over {%omega cdot cos(-%omega cdot t(k)+%pi)}</annotation>
  </semantics>
</math>
</file>

<file path=Object 15/content.xml><?xml version="1.0" encoding="utf-8"?>
<math xmlns="http://www.w3.org/1998/Math/MathML" display="block">
  <semantics>
    <mrow>
      <mtext>imaginärteil_von_(5)</mtext>
      <mo stretchy="false">=</mo>
      <mrow>
        <mfrac>
          <msub>
            <mi>v</mi>
            <mn>0</mn>
          </msub>
          <mi mathvariant="normal">ω</mi>
        </mfrac>
        <mo stretchy="false">+</mo>
        <mfrac>
          <msub>
            <mi>v</mi>
            <mn>0</mn>
          </msub>
          <mrow>
            <mrow>
              <mi mathvariant="normal">ω</mi>
              <mo stretchy="false">⋅</mo>
              <mi>sin</mi>
            </mrow>
            <mrow>
              <mo fence="true" stretchy="false">(</mo>
              <mrow>
                <mrow>
                  <mrow>
                    <mrow>
                      <mo stretchy="false">−</mo>
                      <mi mathvariant="normal">ω</mi>
                    </mrow>
                    <mo stretchy="false">⋅</mo>
                    <mi>t</mi>
                  </mrow>
                  <mrow>
                    <mrow>
                      <mo fence="true" stretchy="false">(</mo>
                      <mrow>
                        <mi>k</mi>
                      </mrow>
                      <mo fence="true" stretchy="false">)</mo>
                    </mrow>
                    <mo stretchy="false">+</mo>
                    <mi mathvariant="normal">π</mi>
                  </mrow>
                </mrow>
              </mrow>
              <mo fence="true" stretchy="false">)</mo>
            </mrow>
          </mrow>
        </mfrac>
      </mrow>
    </mrow>
    <annotation encoding="StarMath 5.0">"imaginärteil_von_(5)" = {v_0} over {%omega} + {v_0} over {%omega cdot sin(-%omega cdot t(k)+%pi)}</annotation>
  </semantics>
</math>
</file>

<file path=Object 16/content.xml><?xml version="1.0" encoding="utf-8"?>
<math xmlns="http://www.w3.org/1998/Math/MathML" display="block">
  <semantics>
    <mrow>
      <mi>t</mi>
      <mrow>
        <mo fence="true" stretchy="false">(</mo>
        <mrow>
          <mi>k</mi>
        </mrow>
        <mo fence="true" stretchy="false">)</mo>
      </mrow>
    </mrow>
    <annotation encoding="StarMath 5.0">t( k ) </annotation>
  </semantics>
</math>
</file>

<file path=Object 17/content.xml><?xml version="1.0" encoding="utf-8"?>
<math xmlns="http://www.w3.org/1998/Math/MathML" display="block">
  <semantics>
    <mi>t</mi>
    <annotation encoding="StarMath 5.0">t</annotation>
  </semantics>
</math>
</file>

<file path=Object 18/content.xml><?xml version="1.0" encoding="utf-8"?>
<math xmlns="http://www.w3.org/1998/Math/MathML" display="block">
  <semantics>
    <mi>k</mi>
    <annotation encoding="StarMath 5.0">k</annotation>
  </semantics>
</math>
</file>

<file path=Object 19/content.xml><?xml version="1.0" encoding="utf-8"?>
<math xmlns="http://www.w3.org/1998/Math/MathML" display="block">
  <semantics>
    <mi>k</mi>
    <annotation encoding="StarMath 5.0">k</annotation>
  </semantics>
</math>
</file>

<file path=Object 2/content.xml><?xml version="1.0" encoding="utf-8"?>
<math xmlns="http://www.w3.org/1998/Math/MathML" display="block">
  <semantics>
    <mrow>
      <mi>v</mi>
      <mrow>
        <mi>'</mi>
        <mo stretchy="false">=</mo>
        <mi>cos</mi>
      </mrow>
      <mrow>
        <mrow>
          <mo fence="true" stretchy="false">(</mo>
          <mrow>
            <mi mathvariant="normal">α</mi>
          </mrow>
          <mo fence="true" stretchy="false">)</mo>
        </mrow>
        <mo stretchy="false">⋅</mo>
        <msub>
          <mi>v</mi>
          <mn>0</mn>
        </msub>
      </mrow>
    </mrow>
    <annotation encoding="StarMath 5.0">v' =  cos( %alpha ) cdot v_0


</annotation>
  </semantics>
</math>
</file>

<file path=Object 3/content.xml><?xml version="1.0" encoding="utf-8"?>
<math xmlns="http://www.w3.org/1998/Math/MathML" display="block">
  <semantics>
    <mrow>
      <mi>v</mi>
      <mrow>
        <mi>'</mi>
        <mo stretchy="false">=</mo>
        <mrow>
          <mi mathvariant="normal">ω</mi>
          <mo stretchy="false">⋅</mo>
          <mi>l</mi>
        </mrow>
      </mrow>
    </mrow>
    <annotation encoding="StarMath 5.0">v' = %omega cdot l </annotation>
  </semantics>
</math>
</file>

<file path=Object 4/content.xml><?xml version="1.0" encoding="utf-8"?>
<math xmlns="http://www.w3.org/1998/Math/MathML" display="block">
  <semantics>
    <mrow>
      <mi mathvariant="normal">ω</mi>
      <mo stretchy="false">=</mo>
      <mfrac>
        <mrow>
          <mi mathvariant="normal">Δ</mi>
          <mi mathvariant="normal">φ</mi>
        </mrow>
        <mrow>
          <mi mathvariant="normal">Δ</mi>
          <mi>t</mi>
        </mrow>
      </mfrac>
      <mo stretchy="false">=</mo>
      <mfrac>
        <mrow>
          <mrow>
            <msub>
              <mi>v</mi>
              <mn>0</mn>
            </msub>
            <mo stretchy="false">∗</mo>
            <mi>cos</mi>
          </mrow>
          <mrow>
            <mo fence="true" stretchy="false">(</mo>
            <mrow>
              <mi mathvariant="normal">α</mi>
            </mrow>
            <mo fence="true" stretchy="false">)</mo>
          </mrow>
        </mrow>
        <mi>l</mi>
      </mfrac>
    </mrow>
    <annotation encoding="StarMath 5.0">%omega = {%DELTA %varphi} over {%DELTA t} = {v_0 * cos(%alpha)} over {l} </annotation>
  </semantics>
</math>
</file>

<file path=Object 5/content.xml><?xml version="1.0" encoding="utf-8"?>
<math xmlns="http://www.w3.org/1998/Math/MathML" display="block">
  <semantics>
    <mrow>
      <mover accent="true">
        <msub>
          <mi>v</mi>
          <mn>0</mn>
        </msub>
        <mo stretchy="false">⃗</mo>
      </mover>
      <mo stretchy="false">=</mo>
      <mrow>
        <mrow>
          <mo fence="true" stretchy="true">|</mo>
          <mrow>
            <msub>
              <mi>v</mi>
              <mn>0</mn>
            </msub>
          </mrow>
          <mo fence="true" stretchy="true">|</mo>
        </mrow>
        <mo stretchy="false">∗</mo>
        <msup>
          <mi mathvariant="normal">e</mi>
          <mrow>
            <mi>j</mi>
            <mi mathvariant="normal">ω</mi>
            <mi>t</mi>
          </mrow>
        </msup>
      </mrow>
    </mrow>
    <annotation encoding="StarMath 5.0"> vec v_0 = abs{v_0} * func e^{j %omega t}  </annotation>
  </semantics>
</math>
</file>

<file path=Object 6/content.xml><?xml version="1.0" encoding="utf-8"?>
<math xmlns="http://www.w3.org/1998/Math/MathML" display="block">
  <semantics>
    <mtable>
      <mtr>
        <mtd columnalign="left">
          <mrow>
            <mrow>
              <mover accent="true">
                <mi>s</mi>
                <mo stretchy="false">⃗</mo>
              </mover>
              <mo stretchy="false">=</mo>
              <mrow>
                <mo stretchy="false">∫</mo>
                <mover accent="true">
                  <msub>
                    <mi>v</mi>
                    <mn>0</mn>
                  </msub>
                  <mo stretchy="false">⃗</mo>
                </mover>
              </mrow>
            </mrow>
            <mi mathvariant="italic">dt</mi>
          </mrow>
        </mtd>
      </mtr>
      <mtr>
        <mtd>
          <mrow>
            <mtext>=</mtext>
            <mrow>
              <munderover>
                <mo stretchy="false">∫</mo>
                <mn>0</mn>
                <mi>t</mi>
              </munderover>
              <mrow>
                <mo fence="true" stretchy="true">|</mo>
                <mrow>
                  <msub>
                    <mi>v</mi>
                    <mn>0</mn>
                  </msub>
                </mrow>
                <mo fence="true" stretchy="true">|</mo>
              </mrow>
            </mrow>
            <msup>
              <mi mathvariant="normal">e</mi>
              <mrow>
                <mi>j</mi>
                <mi mathvariant="normal">ω</mi>
                <mi mathvariant="normal">τ</mi>
              </mrow>
            </msup>
            <mi>d</mi>
            <mi mathvariant="normal">τ</mi>
          </mrow>
        </mtd>
      </mtr>
      <mtr>
        <mtd>
          <mrow>
            <mrow>
              <mtext>=</mtext>
              <mo stretchy="false">−</mo>
              <mi>j</mi>
            </mrow>
            <mrow>
              <mfrac>
                <mrow>
                  <mo fence="true" stretchy="true">|</mo>
                  <mrow>
                    <msub>
                      <mi>v</mi>
                      <mn>0</mn>
                    </msub>
                  </mrow>
                  <mo fence="true" stretchy="true">|</mo>
                </mrow>
                <mi mathvariant="normal">ω</mi>
              </mfrac>
              <mo stretchy="false">⋅</mo>
              <mrow>
                <mo fence="true" stretchy="false">(</mo>
                <mrow>
                  <mrow>
                    <msup>
                      <mi mathvariant="normal">e</mi>
                      <mrow>
                        <mi>j</mi>
                        <mi mathvariant="normal">ω</mi>
                        <mi>t</mi>
                      </mrow>
                    </msup>
                    <mo stretchy="false">−</mo>
                    <mn>1</mn>
                  </mrow>
                </mrow>
                <mo fence="true" stretchy="false">)</mo>
              </mrow>
            </mrow>
          </mrow>
        </mtd>
      </mtr>
      <mtr>
        <mtd>
          <mrow/>
        </mtd>
      </mtr>
      <mtr>
        <mtd>
          <mrow>
            <mtext>=</mtext>
            <mi>j</mi>
            <mrow>
              <mfrac>
                <mrow>
                  <mo fence="true" stretchy="true">|</mo>
                  <mrow>
                    <msub>
                      <mi>v</mi>
                      <mn>0</mn>
                    </msub>
                  </mrow>
                  <mo fence="true" stretchy="true">|</mo>
                </mrow>
                <mi mathvariant="normal">ω</mi>
              </mfrac>
              <mo stretchy="false">⋅</mo>
              <mrow>
                <mo fence="true" stretchy="false">(</mo>
                <mrow>
                  <mrow>
                    <mn>1</mn>
                    <mo stretchy="false">−</mo>
                    <msup>
                      <mi mathvariant="normal">e</mi>
                      <mrow>
                        <mi>j</mi>
                        <mi mathvariant="normal">ω</mi>
                        <mi>t</mi>
                      </mrow>
                    </msup>
                  </mrow>
                </mrow>
                <mo fence="true" stretchy="false">)</mo>
              </mrow>
            </mrow>
          </mrow>
        </mtd>
      </mtr>
      <mtr>
        <mtd>
          <mrow/>
        </mtd>
      </mtr>
      <mtr>
        <mtd>
          <mrow>
            <mtext>=</mtext>
            <mrow>
              <mfrac>
                <mrow>
                  <mo fence="true" stretchy="true">|</mo>
                  <mrow>
                    <msub>
                      <mi>v</mi>
                      <mn>0</mn>
                    </msub>
                  </mrow>
                  <mo fence="true" stretchy="true">|</mo>
                </mrow>
                <mi mathvariant="normal">ω</mi>
              </mfrac>
              <mo stretchy="false">⋅</mo>
              <mrow>
                <mo fence="true" stretchy="false">(</mo>
                <mrow>
                  <mrow>
                    <mi>j</mi>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o fence="true" stretchy="false">)</mo>
              </mrow>
            </mrow>
          </mrow>
        </mtd>
      </mtr>
      <mtr>
        <mtd>
          <mrow/>
        </mtd>
      </mtr>
      <mtr>
        <mtd>
          <mrow>
            <mtext>=</mtext>
            <mi>j</mi>
            <mrow>
              <mfrac>
                <mrow>
                  <mo fence="true" stretchy="true">|</mo>
                  <mrow>
                    <msub>
                      <mi>v</mi>
                      <mn>0</mn>
                    </msub>
                  </mrow>
                  <mo fence="true" stretchy="true">|</mo>
                </mrow>
                <mi mathvariant="normal">ω</mi>
              </mfrac>
              <mo stretchy="false">+</mo>
              <mrow>
                <mfrac>
                  <mrow>
                    <mo fence="true" stretchy="true">|</mo>
                    <mrow>
                      <msub>
                        <mi>v</mi>
                        <mn>0</mn>
                      </msub>
                    </mrow>
                    <mo fence="true" stretchy="true">|</mo>
                  </mrow>
                  <mi mathvariant="normal">ω</mi>
                </mfrac>
                <mo stretchy="false">⋅</mo>
                <msup>
                  <mi mathvariant="normal">e</mi>
                  <mrow>
                    <mi>j</mi>
                    <mo stretchy="false">⋅</mo>
                    <mrow>
                      <mo fence="true" stretchy="false">(</mo>
                      <mrow>
                        <mrow>
                          <mi mathvariant="normal">ω</mi>
                          <mrow>
                            <mi>t</mi>
                            <mo stretchy="false">−</mo>
                            <mfrac>
                              <mi mathvariant="normal">π</mi>
                              <mn>2</mn>
                            </mfrac>
                          </mrow>
                        </mrow>
                      </mrow>
                      <mo fence="true" stretchy="false">)</mo>
                    </mrow>
                  </mrow>
                </msup>
              </mrow>
            </mrow>
          </mrow>
        </mtd>
      </mtr>
    </mtable>
    <annotation encoding="StarMath 5.0">alignl vec s = int vec v_0 dt    newline 
"="int from{0} to{t} abs v_0 func e^{j %omega %tau} d%tau  newline
"=" -j {abs v_0} over {%omega} cdot ( func e^{j %omega t} -1 )   newline newline
"="  j {abs v_0} over {%omega} cdot ( 1 - func e^{j %omega t} ) newline newline
"=" {abs v_0} over {%omega} cdot ( j + func e^{ j cdot (%omega t - {%pi} over {2} )} ) newline newline
"=" j {abs v_0} over {%omega} + {abs v_0} over {%omega} cdot func e^{ j cdot (%omega t - {%pi} over {2} )} newline</annotation>
  </semantics>
</math>
</file>

<file path=Object 7/content.xml><?xml version="1.0" encoding="utf-8"?>
<math xmlns="http://www.w3.org/1998/Math/MathML" display="block">
  <semantics>
    <mi mathvariant="normal">ω</mi>
    <annotation encoding="StarMath 5.0">%omega</annotation>
  </semantics>
</math>
</file>

<file path=Object 8/content.xml><?xml version="1.0" encoding="utf-8"?>
<math xmlns="http://www.w3.org/1998/Math/MathML" display="block">
  <semantics>
    <mi mathvariant="normal">ω</mi>
    <annotation encoding="StarMath 5.0">%omega</annotation>
  </semantics>
</math>
</file>

<file path=Object 9/content.xml><?xml version="1.0" encoding="utf-8"?>
<math xmlns="http://www.w3.org/1998/Math/MathML" display="block">
  <semantics>
    <mi mathvariant="normal">ω</mi>
    <annotation encoding="StarMath 5.0">%omega</annotation>
  </semantics>
</math>
</file>